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none" fo:border-bottom="thin solid #000000" fo:border-left="none" fo:border-right="none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none" fo:border-bottom="thin solid #000000" fo:border-left="none" fo:border-right="none" style:vertical-align="automatic" fo:wrap-option="wrap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8.46666666666667cm"/>
    </style:style>
    <style:style style:name="co2" style:family="table-column">
      <style:table-column-properties fo:break-before="auto" style:column-width="9.38388888888889cm"/>
    </style:style>
    <style:style style:name="co3" style:family="table-column">
      <style:table-column-properties fo:break-before="auto" style:column-width="4.39208333333333cm"/>
    </style:style>
    <style:style style:name="co4" style:family="table-column">
      <style:table-column-properties fo:break-before="auto" style:column-width="2.57527777777778cm"/>
    </style:style>
    <style:style style:name="co5" style:family="table-column">
      <style:table-column-properties fo:break-before="auto" style:column-width="3.51013888888889cm"/>
    </style:style>
    <style:style style:name="co6" style:family="table-column">
      <style:table-column-properties fo:break-before="auto" style:column-width="1.69333333333333cm"/>
    </style:style>
    <style:style style:name="co7" style:family="table-column">
      <style:table-column-properties fo:break-before="auto" style:column-width="7.54944444444445cm"/>
    </style:style>
    <style:style style:name="co8" style:family="table-column">
      <style:table-column-properties fo:break-before="auto" style:column-width="7.49652777777778cm"/>
    </style:style>
    <style:style style:name="co9" style:family="table-column">
      <style:table-column-properties fo:break-before="auto" style:column-width="3.68652777777778cm"/>
    </style:style>
    <style:style style:name="co10" style:family="table-column">
      <style:table-column-properties fo:break-before="auto" style:column-width="3.38666666666667cm"/>
    </style:style>
    <style:style style:name="ro1" style:family="table-row">
      <style:table-row-properties style:row-height="43.5pt" style:use-optimal-row-height="true" fo:break-before="auto"/>
    </style:style>
    <style:style style:name="ro2" style:family="table-row">
      <style:table-row-properties style:row-height="14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MPRN_data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6379" table:default-cell-style-name="ce1"/>
        <table:table-row table:style-name="ro1">
          <table:table-cell office:value-type="string" table:style-name="ce2">
            <text:p>PB Name</text:p>
          </table:table-cell>
          <table:table-cell office:value-type="string" table:style-name="ce2">
            <text:p>Location</text:p>
          </table:table-cell>
          <table:table-cell office:value-type="string" table:style-name="ce2">
            <text:p>Consumption Category</text:p>
          </table:table-cell>
          <table:table-cell office:value-type="string" table:style-name="ce2">
            <text:p>County</text:p>
          </table:table-cell>
          <table:table-cell office:value-type="string" table:style-name="ce3">
            <text:p>Attributable Total Final Consumption (kWh)</text:p>
          </table:table-cell>
          <table:table-cell office:value-type="string" table:style-name="ce2">
            <text:p>Year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aughters of Charity - Intellectual Disability Services</text:p>
          </table:table-cell>
          <table:table-cell office:value-type="string" table:style-name="ce1">
            <text:p>Daughters Of Charity, Administrator St Josephs, Apt 5, Clonsilla,</text:p>
          </table:table-cell>
          <table:table-cell office:value-type="string" table:style-name="ce1">
            <text:p>Healthcare Building</text:p>
          </table:table-cell>
          <table:table-cell office:value-type="string" table:style-name="ce1">
            <text:p>Dublin 15</text:p>
          </table:table-cell>
          <table:table-cell office:value-type="float" office:value="21533" table:style-name="ce1">
            <text:p>21533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South Dublin County Council</text:p>
          </table:table-cell>
          <table:table-cell office:value-type="string" table:style-name="ce1">
            <text:p>The Park Community Centre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(County)</text:p>
          </table:table-cell>
          <table:table-cell office:value-type="float" office:value="27087" table:style-name="ce1">
            <text:p>27087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SANCTA MARIA CBS</text:p>
          </table:table-cell>
          <table:table-cell office:value-type="string" table:style-name="ce1">
            <text:p>Synge Street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8</text:p>
          </table:table-cell>
          <table:table-cell office:value-type="float" office:value="33190" table:style-name="ce1">
            <text:p>3319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GAELSCOIL LIOS NA NOG</text:p>
          </table:table-cell>
          <table:table-cell office:value-type="string" table:style-name="ce1">
            <text:p>Front gate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6</text:p>
          </table:table-cell>
          <table:table-cell office:value-type="float" office:value="33396" table:style-name="ce1">
            <text:p>33396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ublin City Council</text:p>
          </table:table-cell>
          <table:table-cell office:value-type="string" table:style-name="ce1">
            <text:p>Hugh Lane Gallery of Modern Art &amp; Parnell Square Community Hall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1</text:p>
          </table:table-cell>
          <table:table-cell office:value-type="float" office:value="6320" table:style-name="ce1">
            <text:p>632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HSE</text:p>
          </table:table-cell>
          <table:table-cell office:value-type="string" table:style-name="ce1">
            <text:p>ERHA HEALTH CENTRE</text:p>
          </table:table-cell>
          <table:table-cell office:value-type="string" table:style-name="ce1">
            <text:p>Healthcare Building</text:p>
          </table:table-cell>
          <table:table-cell office:value-type="string" table:style-name="ce1">
            <text:p>Dublin 8</text:p>
          </table:table-cell>
          <table:table-cell office:value-type="float" office:value="11002" table:style-name="ce1">
            <text:p>11002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ublin City Council</text:p>
          </table:table-cell>
          <table:table-cell office:value-type="string" table:style-name="ce1">
            <text:p>Saint Annes Park Studio B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5</text:p>
          </table:table-cell>
          <table:table-cell office:value-type="float" office:value="3" table:style-name="ce1">
            <text:p>3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An Garda SÃ­ochÃ¡na</text:p>
          </table:table-cell>
          <table:table-cell office:value-type="string" table:style-name="ce1">
            <text:p>Radio Hut, 3 Rock Mountain, Barnacullia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(County)</text:p>
          </table:table-cell>
          <table:table-cell office:value-type="float" office:value="9225" table:style-name="ce1">
            <text:p>9225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Fingal County Council</text:p>
          </table:table-cell>
          <table:table-cell office:value-type="string" table:style-name="ce1">
            <text:p>MOURNE COURT MOURNEVIEW ESTATE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(County)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Ãºn Laoghaire-Rathdown County Council</text:p>
          </table:table-cell>
          <table:table-cell office:value-type="string" table:style-name="ce1">
            <text:p>KIOSK GREEN AREA <text:s/>MEADOW CLOSE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(County)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ublin City Council</text:p>
          </table:table-cell>
          <table:table-cell office:value-type="string" table:style-name="ce1">
            <text:p>Emmet Road HALTING SITE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8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St. Michael's House</text:p>
          </table:table-cell>
          <table:table-cell office:value-type="string" table:style-name="ce1">
            <text:p>Phibsboro</text:p>
          </table:table-cell>
          <table:table-cell office:value-type="string" table:style-name="ce1">
            <text:p>Healthcare Building</text:p>
          </table:table-cell>
          <table:table-cell office:value-type="string" table:style-name="ce1">
            <text:p>Dublin 3</text:p>
          </table:table-cell>
          <table:table-cell office:value-type="float" office:value="10585" table:style-name="ce1">
            <text:p>10585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Children's University Hospital</text:p>
          </table:table-cell>
          <table:table-cell office:value-type="string" table:style-name="ce1">
            <text:p>8 Kelly's Row</text:p>
          </table:table-cell>
          <table:table-cell office:value-type="string" table:style-name="ce1">
            <text:p>Healthcare Building</text:p>
          </table:table-cell>
          <table:table-cell office:value-type="string" table:style-name="ce1">
            <text:p>Dublin 1</text:p>
          </table:table-cell>
          <table:table-cell office:value-type="float" office:value="25288" table:style-name="ce1">
            <text:p>25288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Permanent TSB</text:p>
          </table:table-cell>
          <table:table-cell office:value-type="string" table:style-name="ce1">
            <text:p>Custom House Plaza 4 SHERIFF ST LEVEL 4 B DUBLIN 1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1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ublin City Council</text:p>
          </table:table-cell>
          <table:table-cell office:value-type="string" table:style-name="ce1">
            <text:p>Stannaway Court Community Centre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12</text:p>
          </table:table-cell>
          <table:table-cell office:value-type="float" office:value="3490" table:style-name="ce1">
            <text:p>349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St. Michael's House</text:p>
          </table:table-cell>
          <table:table-cell office:value-type="string" table:style-name="ce1">
            <text:p>Santry</text:p>
          </table:table-cell>
          <table:table-cell office:value-type="string" table:style-name="ce1">
            <text:p>Healthcare Building</text:p>
          </table:table-cell>
          <table:table-cell office:value-type="string" table:style-name="ce1">
            <text:p>Dublin 9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ublin City Council</text:p>
          </table:table-cell>
          <table:table-cell office:value-type="string" table:style-name="ce1">
            <text:p>School Avenue Community Centre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5</text:p>
          </table:table-cell>
          <table:table-cell office:value-type="float" office:value="6590" table:style-name="ce1">
            <text:p>659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National Economic and Social Development Office</text:p>
          </table:table-cell>
          <table:table-cell office:value-type="string" table:style-name="ce1">
            <text:p>16 Parnell Square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1</text:p>
          </table:table-cell>
          <table:table-cell office:value-type="float" office:value="106438.05" table:style-name="ce1">
            <text:p>106438.05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SCOIL NAISIUNTA STRATFORD</text:p>
          </table:table-cell>
          <table:table-cell office:value-type="string" table:style-name="ce1">
            <text:p>Stratford National School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6</text:p>
          </table:table-cell>
          <table:table-cell office:value-type="float" office:value="49562" table:style-name="ce1">
            <text:p>49562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ublin City Council</text:p>
          </table:table-cell>
          <table:table-cell office:value-type="string" table:style-name="ce1">
            <text:p>Tara Street Fire Brigade HQ / Control Centre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2</text:p>
          </table:table-cell>
          <table:table-cell office:value-type="float" office:value="327301" table:style-name="ce1">
            <text:p>327301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ublin Port Company</text:p>
          </table:table-cell>
          <table:table-cell office:value-type="string" table:style-name="ce1">
            <text:p>Bord na mona site bond drive rd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(County)</text:p>
          </table:table-cell>
          <table:table-cell table:style-name="ce1"/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HSE</text:p>
          </table:table-cell>
          <table:table-cell office:value-type="string" table:style-name="ce1">
            <text:p>ERHA UNITS 5.2 TO 5.</text:p>
          </table:table-cell>
          <table:table-cell office:value-type="string" table:style-name="ce1">
            <text:p>Healthcare Building</text:p>
          </table:table-cell>
          <table:table-cell office:value-type="string" table:style-name="ce1">
            <text:p>Dublin 9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Holy Child Community School</text:p>
          </table:table-cell>
          <table:table-cell office:value-type="string" table:style-name="ce1">
            <text:p>Holy Child Community school Sallynoggin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(County)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Allied Irish Banks plc</text:p>
          </table:table-cell>
          <table:table-cell office:value-type="string" table:style-name="ce1">
            <text:p>Artane - Branch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5</text:p>
          </table:table-cell>
          <table:table-cell office:value-type="float" office:value="126198" table:style-name="ce1">
            <text:p>126198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Fingal County Council</text:p>
          </table:table-cell>
          <table:table-cell office:value-type="string" table:style-name="ce1">
            <text:p>CORBALLIS GOLF CLUB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(County)</text:p>
          </table:table-cell>
          <table:table-cell office:value-type="float" office:value="5374" table:style-name="ce1">
            <text:p>5374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National Library of Ireland</text:p>
          </table:table-cell>
          <table:table-cell office:value-type="string" table:style-name="ce1">
            <text:p>NPA Meeting House Square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2</text:p>
          </table:table-cell>
          <table:table-cell office:value-type="float" office:value="288404" table:style-name="ce1">
            <text:p>288404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ublin City Council</text:p>
          </table:table-cell>
          <table:table-cell office:value-type="string" table:style-name="ce1">
            <text:p>Atkinson House Homeless Accomodation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8</text:p>
          </table:table-cell>
          <table:table-cell table:style-name="ce1"/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Hansfield Educate Together National School</text:p>
          </table:table-cell>
          <table:table-cell office:value-type="string" table:style-name="ce1">
            <text:p>secretary's office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15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PRESENTATION PRIMARY SCHOOL BLACKPITTS</text:p>
          </table:table-cell>
          <table:table-cell office:value-type="string" table:style-name="ce1">
            <text:p>Presentation Primary Warrenmount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8</text:p>
          </table:table-cell>
          <table:table-cell office:value-type="float" office:value="28459" table:style-name="ce1">
            <text:p>28459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Ãºn Laoghaire-Rathdown County Council</text:p>
          </table:table-cell>
          <table:table-cell office:value-type="string" table:style-name="ce1">
            <text:p>SANDYCOVE AVENUE EAST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(County)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HSE</text:p>
          </table:table-cell>
          <table:table-cell office:value-type="string" table:style-name="ce1">
            <text:p>ERHA HEALTH CENTRE</text:p>
          </table:table-cell>
          <table:table-cell office:value-type="string" table:style-name="ce1">
            <text:p>Healthcare Building</text:p>
          </table:table-cell>
          <table:table-cell office:value-type="string" table:style-name="ce1">
            <text:p>Dublin 6W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University College Dublin</text:p>
          </table:table-cell>
          <table:table-cell office:value-type="string" table:style-name="ce1">
            <text:p>Merville Residences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4</text:p>
          </table:table-cell>
          <table:table-cell office:value-type="float" office:value="69654" table:style-name="ce1">
            <text:p>69654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Office of the Comptroller &amp; Auditor General</text:p>
          </table:table-cell>
          <table:table-cell office:value-type="string" table:style-name="ce1">
            <text:p>4/5 Harcourt Road, Dublin 2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2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epartment of Public Expenditure and Reform</text:p>
          </table:table-cell>
          <table:table-cell office:value-type="string" table:style-name="ce1">
            <text:p>3rd Floor, St Stephens Green House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2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Office of Public Works</text:p>
          </table:table-cell>
          <table:table-cell office:value-type="string" table:style-name="ce1">
            <text:p>Jamestown Road Old Building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8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Permanent TSB</text:p>
          </table:table-cell>
          <table:table-cell office:value-type="string" table:style-name="ce1">
            <text:p>12A LOWER ABBEY STREET DUBLIN DUBLIN 1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1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An Garda SÃ­ochÃ¡na</text:p>
          </table:table-cell>
          <table:table-cell office:value-type="string" table:style-name="ce1">
            <text:p>Saint James Terrace, Malahide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(County)</text:p>
          </table:table-cell>
          <table:table-cell office:value-type="float" office:value="89393" table:style-name="ce1">
            <text:p>89393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City of Dublin Education &amp; Training Board</text:p>
          </table:table-cell>
          <table:table-cell office:value-type="string" table:style-name="ce1">
            <text:p>Youthreach Centre, Harmonstown Road, Harmonstown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5</text:p>
          </table:table-cell>
          <table:table-cell office:value-type="float" office:value="19931" table:style-name="ce1">
            <text:p>19931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Electricity Supply Board</text:p>
          </table:table-cell>
          <table:table-cell office:value-type="string" table:style-name="ce1">
            <text:p>Poolbeg CCGT Station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(County)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SCOIL AINE NAOFA ESKER</text:p>
          </table:table-cell>
          <table:table-cell office:value-type="string" table:style-name="ce1">
            <text:p>School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(County)</text:p>
          </table:table-cell>
          <table:table-cell office:value-type="float" office:value="102202" table:style-name="ce1">
            <text:p>102202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Central Bank of Ireland</text:p>
          </table:table-cell>
          <table:table-cell office:value-type="string" table:style-name="ce1">
            <text:p>Iveagh Court Common Areas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2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Chief State Solicitorâ€™s Office</text:p>
          </table:table-cell>
          <table:table-cell office:value-type="string" table:style-name="ce1">
            <text:p>3 - 10 Chancery Lane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8</text:p>
          </table:table-cell>
          <table:table-cell office:value-type="float" office:value="3051.72" table:style-name="ce1">
            <text:p>3051.72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Fingal County Council</text:p>
          </table:table-cell>
          <table:table-cell office:value-type="string" table:style-name="ce1">
            <text:p>CARNEGIE LIBRARY MAIN STREET Swords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(County)</text:p>
          </table:table-cell>
          <table:table-cell office:value-type="float" office:value="14047" table:style-name="ce1">
            <text:p>14047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Electricity Supply Board</text:p>
          </table:table-cell>
          <table:table-cell office:value-type="string" table:style-name="ce1">
            <text:p>Marine House, Dublin 2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2</text:p>
          </table:table-cell>
          <table:table-cell office:value-type="float" office:value="80794" table:style-name="ce1">
            <text:p>80794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ublin City Council</text:p>
          </table:table-cell>
          <table:table-cell office:value-type="string" table:style-name="ce1">
            <text:p>Ballyfermot Housing Depot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10</text:p>
          </table:table-cell>
          <table:table-cell office:value-type="float" office:value="19514" table:style-name="ce1">
            <text:p>19514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ublin City Council</text:p>
          </table:table-cell>
          <table:table-cell office:value-type="string" table:style-name="ce1">
            <text:p>Sean McDermott Street Swimming Pool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1</text:p>
          </table:table-cell>
          <table:table-cell office:value-type="float" office:value="144940" table:style-name="ce1">
            <text:p>14494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epartment of Education &amp; Skills</text:p>
          </table:table-cell>
          <table:table-cell office:value-type="string" table:style-name="ce1">
            <text:p>DES, HQ, Marlborough Street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1</text:p>
          </table:table-cell>
          <table:table-cell office:value-type="float" office:value="781993.69" table:style-name="ce1">
            <text:p>781993.69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ublin City Council</text:p>
          </table:table-cell>
          <table:table-cell office:value-type="string" table:style-name="ce1">
            <text:p>Herbert Park Paving Offices/Depot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4</text:p>
          </table:table-cell>
          <table:table-cell office:value-type="float" office:value="7035" table:style-name="ce1">
            <text:p>7035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epartment of Public Expenditure and Reform</text:p>
          </table:table-cell>
          <table:table-cell office:value-type="string" table:style-name="ce1">
            <text:p>5th Floor, North King St.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1</text:p>
          </table:table-cell>
          <table:table-cell office:value-type="float" office:value="59940.65" table:style-name="ce1">
            <text:p>59940.65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ublin Institute for Advanced Studies</text:p>
          </table:table-cell>
          <table:table-cell office:value-type="string" table:style-name="ce1">
            <text:p>Gate Lodge, Dunsink Observatory, Castleknock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15</text:p>
          </table:table-cell>
          <table:table-cell office:value-type="float" office:value="232" table:style-name="ce1">
            <text:p>232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City of Dublin Education &amp; Training Board</text:p>
          </table:table-cell>
          <table:table-cell office:value-type="string" table:style-name="ce1">
            <text:p>Colaiste Eanna, Kilkieran Road, Cabra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7</text:p>
          </table:table-cell>
          <table:table-cell office:value-type="float" office:value="156900" table:style-name="ce1">
            <text:p>15690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ublin Institute of Technology</text:p>
          </table:table-cell>
          <table:table-cell office:value-type="string" table:style-name="ce1">
            <text:p>DIT Park House, 1st Floor Spare<text:s/>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7</text:p>
          </table:table-cell>
          <table:table-cell table:style-name="ce1"/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ublin City Council</text:p>
          </table:table-cell>
          <table:table-cell office:value-type="string" table:style-name="ce1">
            <text:p>BALLYMUN TOWN CENTRE BALLYMUN DUBLIN 11 CO. DUBLIN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11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ublin City Council</text:p>
          </table:table-cell>
          <table:table-cell office:value-type="string" table:style-name="ce1">
            <text:p>Hill Street Play Centre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1</text:p>
          </table:table-cell>
          <table:table-cell office:value-type="float" office:value="5076" table:style-name="ce1">
            <text:p>5076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Ãºn Laoghaire-Rathdown County Council</text:p>
          </table:table-cell>
          <table:table-cell office:value-type="string" table:style-name="ce1">
            <text:p>WATER KIOSKS, ROCK ROAD, BLACKROCK, Dublin (County)<text:s/>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(County)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Inland Fisheries Ireland</text:p>
          </table:table-cell>
          <table:table-cell office:value-type="string" table:style-name="ce1">
            <text:p>Unit C Swords Business Campus, Swords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(County)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epartment of Employment &amp; Social Protection</text:p>
          </table:table-cell>
          <table:table-cell office:value-type="string" table:style-name="ce1">
            <text:p>Malahide SWI,1 Main Street,Malahide, Co Dublin.V4158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(County)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HSE</text:p>
          </table:table-cell>
          <table:table-cell office:value-type="string" table:style-name="ce1">
            <text:p>ERHA HOSTEL</text:p>
          </table:table-cell>
          <table:table-cell office:value-type="string" table:style-name="ce1">
            <text:p>Healthcare Building</text:p>
          </table:table-cell>
          <table:table-cell office:value-type="string" table:style-name="ce1">
            <text:p>Dublin 5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epartment of Employment &amp; Social Protection</text:p>
          </table:table-cell>
          <table:table-cell office:value-type="string" table:style-name="ce1">
            <text:p>ESO Dublin - Finglas V4738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11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Housing Finance Agency</text:p>
          </table:table-cell>
          <table:table-cell office:value-type="string" table:style-name="ce1">
            <text:p>46 St Stephens Green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2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ublin &amp; DÃºn Laoghaire Education &amp; Training Board</text:p>
          </table:table-cell>
          <table:table-cell office:value-type="string" table:style-name="ce1">
            <text:p>Tallaght Adult Education Service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24</text:p>
          </table:table-cell>
          <table:table-cell office:value-type="float" office:value="13220" table:style-name="ce1">
            <text:p>1322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Fingal County Council</text:p>
          </table:table-cell>
          <table:table-cell office:value-type="string" table:style-name="ce1">
            <text:p>CARETAKERS OFFICE BALGRIFFIN CEMETRY Dublin 5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15</text:p>
          </table:table-cell>
          <table:table-cell office:value-type="float" office:value="8570" table:style-name="ce1">
            <text:p>857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ublin City Council</text:p>
          </table:table-cell>
          <table:table-cell office:value-type="string" table:style-name="ce1">
            <text:p>The Mansion House, Fire/Fighting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2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Permanent TSB</text:p>
          </table:table-cell>
          <table:table-cell office:value-type="string" table:style-name="ce1">
            <text:p>The Mall 4 MAIN STREET MALAHIDE CO. DUBLIN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(County)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St. Michael's House</text:p>
          </table:table-cell>
          <table:table-cell office:value-type="string" table:style-name="ce1">
            <text:p>Dundrum</text:p>
          </table:table-cell>
          <table:table-cell office:value-type="string" table:style-name="ce1">
            <text:p>Healthcare Building</text:p>
          </table:table-cell>
          <table:table-cell office:value-type="string" table:style-name="ce1">
            <text:p>Dublin 14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HSE</text:p>
          </table:table-cell>
          <table:table-cell office:value-type="string" table:style-name="ce1">
            <text:p>PUBLIC ANALYSTS LAB <text:s text:c="4"/>GRAND CANAL STREET LOWER SIR PATRICK DUNS</text:p>
          </table:table-cell>
          <table:table-cell office:value-type="string" table:style-name="ce1">
            <text:p>Healthcare Building</text:p>
          </table:table-cell>
          <table:table-cell office:value-type="string" table:style-name="ce1">
            <text:p>Dublin 2</text:p>
          </table:table-cell>
          <table:table-cell office:value-type="float" office:value="568372" table:style-name="ce1">
            <text:p>568372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SCOIL COLMCILLE JUN NS</text:p>
          </table:table-cell>
          <table:table-cell office:value-type="string" table:style-name="ce1">
            <text:p>St. Columbcilles, kilbogget, wyattville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(County)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Ãºn Laoghaire-Rathdown County Council</text:p>
          </table:table-cell>
          <table:table-cell office:value-type="string" table:style-name="ce1">
            <text:p>Market; Peoples Park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(County)</text:p>
          </table:table-cell>
          <table:table-cell office:value-type="float" office:value="40050" table:style-name="ce1">
            <text:p>4005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HSE</text:p>
          </table:table-cell>
          <table:table-cell office:value-type="string" table:style-name="ce1">
            <text:p>ERHA BLAITHIN</text:p>
          </table:table-cell>
          <table:table-cell office:value-type="string" table:style-name="ce1">
            <text:p>Healthcare Building</text:p>
          </table:table-cell>
          <table:table-cell office:value-type="string" table:style-name="ce1">
            <text:p>Dublin 9</text:p>
          </table:table-cell>
          <table:table-cell office:value-type="float" office:value="14827" table:style-name="ce1">
            <text:p>14827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Ãºn Laoghaire-Rathdown County Council</text:p>
          </table:table-cell>
          <table:table-cell office:value-type="string" table:style-name="ce1">
            <text:p>THE ORATORY <text:s/>LIBRARY ROAD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(County)</text:p>
          </table:table-cell>
          <table:table-cell office:value-type="float" office:value="3303" table:style-name="ce1">
            <text:p>3303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epartment of Employment &amp; Social Protection</text:p>
          </table:table-cell>
          <table:table-cell office:value-type="string" table:style-name="ce1">
            <text:p>Mainscourt, 23 Main Street, Swords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17</text:p>
          </table:table-cell>
          <table:table-cell office:value-type="float" office:value="75915" table:style-name="ce1">
            <text:p>75915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Cheeverstown House</text:p>
          </table:table-cell>
          <table:table-cell office:value-type="string" table:style-name="ce1">
            <text:p>44 Rossmore Lawns, Templeogue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6W</text:p>
          </table:table-cell>
          <table:table-cell office:value-type="float" office:value="5641" table:style-name="ce1">
            <text:p>5641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ublin City Council</text:p>
          </table:table-cell>
          <table:table-cell office:value-type="string" table:style-name="ce1">
            <text:p>Emmet Buildings Caretakers Head Quaters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8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ublin City Council</text:p>
          </table:table-cell>
          <table:table-cell office:value-type="string" table:style-name="ce1">
            <text:p>Bluebell Road Community Room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12</text:p>
          </table:table-cell>
          <table:table-cell office:value-type="float" office:value="46" table:style-name="ce1">
            <text:p>46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HSE</text:p>
          </table:table-cell>
          <table:table-cell office:value-type="string" table:style-name="ce1">
            <text:p>ERHA YORK ROAD</text:p>
          </table:table-cell>
          <table:table-cell office:value-type="string" table:style-name="ce1">
            <text:p>Healthcare Building</text:p>
          </table:table-cell>
          <table:table-cell office:value-type="string" table:style-name="ce1">
            <text:p>Dublin (County)</text:p>
          </table:table-cell>
          <table:table-cell office:value-type="float" office:value="27649" table:style-name="ce1">
            <text:p>27649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Allied Irish Banks plc</text:p>
          </table:table-cell>
          <table:table-cell office:value-type="string" table:style-name="ce1">
            <text:p>Airside - Head Office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(County)</text:p>
          </table:table-cell>
          <table:table-cell office:value-type="float" office:value="825584" table:style-name="ce1">
            <text:p>825584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Mater Misericordiae University Hospital</text:p>
          </table:table-cell>
          <table:table-cell office:value-type="string" table:style-name="ce1">
            <text:p>Mater Accounts payable Plaza, Swords</text:p>
          </table:table-cell>
          <table:table-cell office:value-type="string" table:style-name="ce1">
            <text:p>Healthcare Building</text:p>
          </table:table-cell>
          <table:table-cell office:value-type="string" table:style-name="ce1">
            <text:p>Dublin (County)</text:p>
          </table:table-cell>
          <table:table-cell office:value-type="float" office:value="8671" table:style-name="ce1">
            <text:p>8671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ublin City Council</text:p>
          </table:table-cell>
          <table:table-cell office:value-type="string" table:style-name="ce1">
            <text:p>Saint Olivers Park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22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ublin City Council</text:p>
          </table:table-cell>
          <table:table-cell office:value-type="string" table:style-name="ce1">
            <text:p>Pearse Street Community Room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2</text:p>
          </table:table-cell>
          <table:table-cell office:value-type="float" office:value="53" table:style-name="ce1">
            <text:p>53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Fingal County Council</text:p>
          </table:table-cell>
          <table:table-cell office:value-type="string" table:style-name="ce1">
            <text:p>PUBLIC CONVENIENCE, QUAY STREET, BALBRIGGAN, CO. Dublin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(County)</text:p>
          </table:table-cell>
          <table:table-cell office:value-type="float" office:value="158" table:style-name="ce1">
            <text:p>158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Educampus Services</text:p>
          </table:table-cell>
          <table:table-cell office:value-type="string" table:style-name="ce1">
            <text:p>Office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1</text:p>
          </table:table-cell>
          <table:table-cell office:value-type="float" office:value="3444" table:style-name="ce1">
            <text:p>3444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Fingal County Council</text:p>
          </table:table-cell>
          <table:table-cell office:value-type="string" table:style-name="ce1">
            <text:p>ST PETERS CHURCH, BALROTHERY, BALBRIGGAN, CO. Dublin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(County)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Christian Brothers College Monkstown Park</text:p>
          </table:table-cell>
          <table:table-cell office:value-type="string" table:style-name="ce1">
            <text:p>CBC Monkstown Park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(County)</text:p>
          </table:table-cell>
          <table:table-cell office:value-type="float" office:value="154800" table:style-name="ce1">
            <text:p>15480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Royal Hospital</text:p>
          </table:table-cell>
          <table:table-cell office:value-type="string" table:style-name="ce1">
            <text:p>The Royal Hospital</text:p>
          </table:table-cell>
          <table:table-cell office:value-type="string" table:style-name="ce1">
            <text:p>Healthcare Building</text:p>
          </table:table-cell>
          <table:table-cell office:value-type="string" table:style-name="ce1">
            <text:p>Dublin 4</text:p>
          </table:table-cell>
          <table:table-cell office:value-type="float" office:value="8088" table:style-name="ce1">
            <text:p>8088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HSE</text:p>
          </table:table-cell>
          <table:table-cell office:value-type="string" table:style-name="ce1">
            <text:p>ERHA GARDEN</text:p>
          </table:table-cell>
          <table:table-cell office:value-type="string" table:style-name="ce1">
            <text:p>Healthcare Building</text:p>
          </table:table-cell>
          <table:table-cell office:value-type="string" table:style-name="ce1">
            <text:p>Dublin (County)</text:p>
          </table:table-cell>
          <table:table-cell office:value-type="float" office:value="3748" table:style-name="ce1">
            <text:p>3748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aughters of Charity â€“ Child &amp; Family Services</text:p>
          </table:table-cell>
          <table:table-cell office:value-type="string" table:style-name="ce1">
            <text:p>Blanchardstown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15</text:p>
          </table:table-cell>
          <table:table-cell office:value-type="float" office:value="18203" table:style-name="ce1">
            <text:p>18203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HSE</text:p>
          </table:table-cell>
          <table:table-cell office:value-type="string" table:style-name="ce1">
            <text:p>ERHA CLINIC</text:p>
          </table:table-cell>
          <table:table-cell office:value-type="string" table:style-name="ce1">
            <text:p>Healthcare Building</text:p>
          </table:table-cell>
          <table:table-cell office:value-type="string" table:style-name="ce1">
            <text:p>Dublin 7</text:p>
          </table:table-cell>
          <table:table-cell office:value-type="float" office:value="4977" table:style-name="ce1">
            <text:p>4977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epartment of Employment &amp; Social Protection</text:p>
          </table:table-cell>
          <table:table-cell office:value-type="string" table:style-name="ce1">
            <text:p>Clondalkin SWLO,9th Lock Road,Clondalkin, Dublin 22.V3355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22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SOLAS</text:p>
          </table:table-cell>
          <table:table-cell office:value-type="string" table:style-name="ce1">
            <text:p>Floors 2-5, Block 1, Castleforbes House, Castleforbes Road, Dublin 1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1</text:p>
          </table:table-cell>
          <table:table-cell office:value-type="float" office:value="743601" table:style-name="ce1">
            <text:p>743601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CORU</text:p>
          </table:table-cell>
          <table:table-cell office:value-type="string" table:style-name="ce1">
            <text:p>Joyce House, Lombards St East, Dublin<text:s/>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2</text:p>
          </table:table-cell>
          <table:table-cell office:value-type="float" office:value="13212" table:style-name="ce1">
            <text:p>13212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Courts Service</text:p>
          </table:table-cell>
          <table:table-cell office:value-type="string" table:style-name="ce1">
            <text:p>Kilmainham Courthouse, Inchicore Road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8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HSE</text:p>
          </table:table-cell>
          <table:table-cell office:value-type="string" table:style-name="ce1">
            <text:p>ERHA GRANGE PARK GROVE</text:p>
          </table:table-cell>
          <table:table-cell office:value-type="string" table:style-name="ce1">
            <text:p>Healthcare Building</text:p>
          </table:table-cell>
          <table:table-cell office:value-type="string" table:style-name="ce1">
            <text:p>Dublin 5</text:p>
          </table:table-cell>
          <table:table-cell office:value-type="float" office:value="4178" table:style-name="ce1">
            <text:p>4178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Saint John of God Community Services clg</text:p>
          </table:table-cell>
          <table:table-cell office:value-type="string" table:style-name="ce1">
            <text:p>60 Patrick Street DL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(County)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epartment of Foreign Affairs &amp; Trade</text:p>
          </table:table-cell>
          <table:table-cell office:value-type="string" table:style-name="ce1">
            <text:p>69/71 Saint Stephens Green, Dublin 2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(County)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CLOCHAR LORETO N S</text:p>
          </table:table-cell>
          <table:table-cell office:value-type="string" table:style-name="ce1">
            <text:p>Boiler House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14</text:p>
          </table:table-cell>
          <table:table-cell office:value-type="float" office:value="70230" table:style-name="ce1">
            <text:p>7023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epartment of Employment &amp; Social Protection</text:p>
          </table:table-cell>
          <table:table-cell office:value-type="string" table:style-name="ce1">
            <text:p>Ballyfermot Intreo Centre, Rossmore Avenue, Ballyfermot, Dublin 10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10</text:p>
          </table:table-cell>
          <table:table-cell office:value-type="float" office:value="111378" table:style-name="ce1">
            <text:p>111378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Fingal County Council</text:p>
          </table:table-cell>
          <table:table-cell office:value-type="string" table:style-name="ce1">
            <text:p>SWORDS UNIT 1 <text:s text:c="2"/>MAINSCOURT MAIN STREET N/A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(County)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University College Dublin</text:p>
          </table:table-cell>
          <table:table-cell office:value-type="string" table:style-name="ce1">
            <text:p>Belgrove, Unit 32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4</text:p>
          </table:table-cell>
          <table:table-cell office:value-type="float" office:value="55473" table:style-name="ce1">
            <text:p>55473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An Post</text:p>
          </table:table-cell>
          <table:table-cell office:value-type="string" table:style-name="ce1">
            <text:p>GPO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1</text:p>
          </table:table-cell>
          <table:table-cell office:value-type="float" office:value="2233391" table:style-name="ce1">
            <text:p>2233391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Irish Human Rights &amp; Equality Commission</text:p>
          </table:table-cell>
          <table:table-cell office:value-type="string" table:style-name="ce1">
            <text:p>Ground Floor, 16 -22 Green St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7</text:p>
          </table:table-cell>
          <table:table-cell office:value-type="float" office:value="55386" table:style-name="ce1">
            <text:p>55386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Permanent TSB</text:p>
          </table:table-cell>
          <table:table-cell office:value-type="string" table:style-name="ce1">
            <text:p>FIRST FLOOR, HARCOURT CENTRE, CHARLOTTE WAY, DUBLIN 2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2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Fingal County Council</text:p>
          </table:table-cell>
          <table:table-cell office:value-type="string" table:style-name="ce1">
            <text:p>MALAHIDE CASTLE BOILER HOUSE/PACKING SHED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(County)</text:p>
          </table:table-cell>
          <table:table-cell office:value-type="float" office:value="120025" table:style-name="ce1">
            <text:p>120025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igital Hub Development Agency</text:p>
          </table:table-cell>
          <table:table-cell office:value-type="string" table:style-name="ce1">
            <text:p>Thomas Court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8</text:p>
          </table:table-cell>
          <table:table-cell office:value-type="float" office:value="21708" table:style-name="ce1">
            <text:p>21708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Trinity College Dublin</text:p>
          </table:table-cell>
          <table:table-cell office:value-type="string" table:style-name="ce1">
            <text:p>City Centre Campus (NEC)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2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ublin City Council</text:p>
          </table:table-cell>
          <table:table-cell office:value-type="string" table:style-name="ce1">
            <text:p>Oriel Street Upper Community Room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1</text:p>
          </table:table-cell>
          <table:table-cell office:value-type="float" office:value="11472" table:style-name="ce1">
            <text:p>11472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ublin Bus</text:p>
          </table:table-cell>
          <table:table-cell office:value-type="string" table:style-name="ce1">
            <text:p>Summerhill Bus Depot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1</text:p>
          </table:table-cell>
          <table:table-cell office:value-type="float" office:value="369674" table:style-name="ce1">
            <text:p>369674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ublin &amp; DÃºn Laoghaire Education &amp; Training Board</text:p>
          </table:table-cell>
          <table:table-cell office:value-type="string" table:style-name="ce1">
            <text:p>DDLETB Head Office 1st Floor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24</text:p>
          </table:table-cell>
          <table:table-cell office:value-type="float" office:value="41528" table:style-name="ce1">
            <text:p>41528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epartment of Communications, Climate Action &amp; Environment</text:p>
          </table:table-cell>
          <table:table-cell office:value-type="string" table:style-name="ce1">
            <text:p>GSI CarmanhallRd, Sandtford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18</text:p>
          </table:table-cell>
          <table:table-cell office:value-type="float" office:value="1647" table:style-name="ce1">
            <text:p>1647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Gas Networks Ireland</text:p>
          </table:table-cell>
          <table:table-cell office:value-type="string" table:style-name="ce1">
            <text:p>GNI-Networks Services Centre (NSC)-Office, (53.405859, -6.301716), St.Margarets Road, Finglas, Dublin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11</text:p>
          </table:table-cell>
          <table:table-cell office:value-type="float" office:value="938813" table:style-name="ce1">
            <text:p>938813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Assumption Senior Girls NS</text:p>
          </table:table-cell>
          <table:table-cell office:value-type="string" table:style-name="ce1">
            <text:p>Assumption Primary school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(County)</text:p>
          </table:table-cell>
          <table:table-cell office:value-type="float" office:value="71721" table:style-name="ce1">
            <text:p>71721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Ãºn Laoghaire-Rathdown County Council</text:p>
          </table:table-cell>
          <table:table-cell office:value-type="string" table:style-name="ce1">
            <text:p>LOUGHLINSTOWN (CANTEEN) 164A CYPRESS COURT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18</text:p>
          </table:table-cell>
          <table:table-cell office:value-type="float" office:value="10693" table:style-name="ce1">
            <text:p>10693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Irish Aviation Authority</text:p>
          </table:table-cell>
          <table:table-cell office:value-type="string" table:style-name="ce1">
            <text:p>Radio Station Rolestown West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(County)</text:p>
          </table:table-cell>
          <table:table-cell office:value-type="float" office:value="10800" table:style-name="ce1">
            <text:p>1080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Enterprise Ireland</text:p>
          </table:table-cell>
          <table:table-cell office:value-type="string" table:style-name="ce1">
            <text:p>East Point Business Park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3</text:p>
          </table:table-cell>
          <table:table-cell office:value-type="float" office:value="1237722" table:style-name="ce1">
            <text:p>1237722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Electricity Supply Board</text:p>
          </table:table-cell>
          <table:table-cell office:value-type="string" table:style-name="ce1">
            <text:p>2 Fitzwilliam Place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(County)</text:p>
          </table:table-cell>
          <table:table-cell office:value-type="float" office:value="33522" table:style-name="ce1">
            <text:p>33522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NSAI</text:p>
          </table:table-cell>
          <table:table-cell office:value-type="string" table:style-name="ce1">
            <text:p>1 Swift Square, Northwood, Santry.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9</text:p>
          </table:table-cell>
          <table:table-cell office:value-type="float" office:value="376440" table:style-name="ce1">
            <text:p>37644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City of Dublin Education &amp; Training Board</text:p>
          </table:table-cell>
          <table:table-cell office:value-type="string" table:style-name="ce1">
            <text:p>Killester CFE, Collins Avenue East, Killester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5</text:p>
          </table:table-cell>
          <table:table-cell office:value-type="float" office:value="91141" table:style-name="ce1">
            <text:p>91141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St. Michael's House</text:p>
          </table:table-cell>
          <table:table-cell office:value-type="string" table:style-name="ce1">
            <text:p>Glasnevin</text:p>
          </table:table-cell>
          <table:table-cell office:value-type="string" table:style-name="ce1">
            <text:p>Healthcare Building</text:p>
          </table:table-cell>
          <table:table-cell office:value-type="string" table:style-name="ce1">
            <text:p>Dublin 9</text:p>
          </table:table-cell>
          <table:table-cell office:value-type="float" office:value="13430" table:style-name="ce1">
            <text:p>1343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Ãºn Laoghaire-Rathdown County Council</text:p>
          </table:table-cell>
          <table:table-cell office:value-type="string" table:style-name="ce1">
            <text:p>MEADOWBROOK, Ballinteer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16</text:p>
          </table:table-cell>
          <table:table-cell office:value-type="float" office:value="489903" table:style-name="ce1">
            <text:p>489903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Permanent TSB</text:p>
          </table:table-cell>
          <table:table-cell office:value-type="string" table:style-name="ce1">
            <text:p>70 GRAFTON STREET <text:s/>DUBLIN 2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2</text:p>
          </table:table-cell>
          <table:table-cell office:value-type="float" office:value="32761.53" table:style-name="ce1">
            <text:p>32761.53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Trinity College Dublin</text:p>
          </table:table-cell>
          <table:table-cell office:value-type="string" table:style-name="ce1">
            <text:p>Phoenix House 6/9 Leinster Street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2</text:p>
          </table:table-cell>
          <table:table-cell office:value-type="float" office:value="255643" table:style-name="ce1">
            <text:p>255643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Beneavin De La Salle College</text:p>
          </table:table-cell>
          <table:table-cell office:value-type="string" table:style-name="ce1">
            <text:p>Finglas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11</text:p>
          </table:table-cell>
          <table:table-cell office:value-type="float" office:value="182050" table:style-name="ce1">
            <text:p>18205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CBS James Street</text:p>
          </table:table-cell>
          <table:table-cell office:value-type="string" table:style-name="ce1">
            <text:p>school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8</text:p>
          </table:table-cell>
          <table:table-cell office:value-type="float" office:value="42530" table:style-name="ce1">
            <text:p>4253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Saint John of God Community Services clg</text:p>
          </table:table-cell>
          <table:table-cell office:value-type="string" table:style-name="ce1">
            <text:p>Cintra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(County)</text:p>
          </table:table-cell>
          <table:table-cell office:value-type="float" office:value="23502" table:style-name="ce1">
            <text:p>23502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Allied Irish Banks plc</text:p>
          </table:table-cell>
          <table:table-cell office:value-type="string" table:style-name="ce1">
            <text:p>Sandyford Unit 33 - Head Office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18</text:p>
          </table:table-cell>
          <table:table-cell office:value-type="float" office:value="390010" table:style-name="ce1">
            <text:p>39001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ST EITHNES SENIOR G N S</text:p>
          </table:table-cell>
          <table:table-cell office:value-type="string" table:style-name="ce1">
            <text:p>school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5</text:p>
          </table:table-cell>
          <table:table-cell office:value-type="float" office:value="27779" table:style-name="ce1">
            <text:p>27779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HSE</text:p>
          </table:table-cell>
          <table:table-cell office:value-type="string" table:style-name="ce1">
            <text:p>ERHA BALLYFERMOT ROAD</text:p>
          </table:table-cell>
          <table:table-cell office:value-type="string" table:style-name="ce1">
            <text:p>Healthcare Building</text:p>
          </table:table-cell>
          <table:table-cell office:value-type="string" table:style-name="ce1">
            <text:p>Dublin 10</text:p>
          </table:table-cell>
          <table:table-cell office:value-type="float" office:value="1259" table:style-name="ce1">
            <text:p>1259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Legal Aid Board</text:p>
          </table:table-cell>
          <table:table-cell office:value-type="string" table:style-name="ce1">
            <text:p>Gardiner Street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1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Ãºn Laoghaire-Rathdown County Council</text:p>
          </table:table-cell>
          <table:table-cell office:value-type="string" table:style-name="ce1">
            <text:p>L/L BLOCK 2, HARBOUR SQUARE<text:s/>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(County)</text:p>
          </table:table-cell>
          <table:table-cell office:value-type="float" office:value="76573" table:style-name="ce1">
            <text:p>76573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HSE</text:p>
          </table:table-cell>
          <table:table-cell office:value-type="string" table:style-name="ce1">
            <text:p>ERHA BALLYBRACK HEALTH CENTRE</text:p>
          </table:table-cell>
          <table:table-cell office:value-type="string" table:style-name="ce1">
            <text:p>Healthcare Building</text:p>
          </table:table-cell>
          <table:table-cell office:value-type="string" table:style-name="ce1">
            <text:p>Dublin (County)</text:p>
          </table:table-cell>
          <table:table-cell office:value-type="float" office:value="71877" table:style-name="ce1">
            <text:p>71877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Cheeverstown House</text:p>
          </table:table-cell>
          <table:table-cell office:value-type="string" table:style-name="ce1">
            <text:p>3 Hillcrest, Templeogue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6W</text:p>
          </table:table-cell>
          <table:table-cell office:value-type="float" office:value="15617" table:style-name="ce1">
            <text:p>15617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Revenue Commissioners</text:p>
          </table:table-cell>
          <table:table-cell office:value-type="string" table:style-name="ce1">
            <text:p>Floors 1-6, Landsdowne House, Landsdowne Rd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4</text:p>
          </table:table-cell>
          <table:table-cell office:value-type="float" office:value="140483.24" table:style-name="ce1">
            <text:p>140483.24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Alexandra College</text:p>
          </table:table-cell>
          <table:table-cell office:value-type="string" table:style-name="ce1">
            <text:p>Dublin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6</text:p>
          </table:table-cell>
          <table:table-cell office:value-type="float" office:value="576651" table:style-name="ce1">
            <text:p>576651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HSE</text:p>
          </table:table-cell>
          <table:table-cell office:value-type="string" table:style-name="ce1">
            <text:p>ERHA CASINO PARK</text:p>
          </table:table-cell>
          <table:table-cell office:value-type="string" table:style-name="ce1">
            <text:p>Healthcare Building</text:p>
          </table:table-cell>
          <table:table-cell office:value-type="string" table:style-name="ce1">
            <text:p>Dublin 3</text:p>
          </table:table-cell>
          <table:table-cell office:value-type="float" office:value="3137" table:style-name="ce1">
            <text:p>3137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Saint John of God Community Services clg</text:p>
          </table:table-cell>
          <table:table-cell office:value-type="string" table:style-name="ce1">
            <text:p>Copperbeech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24</text:p>
          </table:table-cell>
          <table:table-cell office:value-type="float" office:value="10230" table:style-name="ce1">
            <text:p>1023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An Garda SÃ­ochÃ¡na</text:p>
          </table:table-cell>
          <table:table-cell office:value-type="string" table:style-name="ce1">
            <text:p>Garda Station, Griffith Avenue, Whitehall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9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Legal Aid Board</text:p>
          </table:table-cell>
          <table:table-cell office:value-type="string" table:style-name="ce1">
            <text:p>9 Lower Ormond Quay, Dublin 1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(County)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CITY QUAY BOYS N S</text:p>
          </table:table-cell>
          <table:table-cell office:value-type="string" table:style-name="ce1">
            <text:p>School Building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2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Cabinteely Community School</text:p>
          </table:table-cell>
          <table:table-cell office:value-type="string" table:style-name="ce1">
            <text:p>Plant Room in E Building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(County)</text:p>
          </table:table-cell>
          <table:table-cell office:value-type="float" office:value="178200" table:style-name="ce1">
            <text:p>17820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Trinity College Dublin</text:p>
          </table:table-cell>
          <table:table-cell office:value-type="string" table:style-name="ce1">
            <text:p>Book Repository Santry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9</text:p>
          </table:table-cell>
          <table:table-cell office:value-type="float" office:value="266167" table:style-name="ce1">
            <text:p>266167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ublin City Council</text:p>
          </table:table-cell>
          <table:table-cell office:value-type="string" table:style-name="ce1">
            <text:p>Drumcondra Library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9</text:p>
          </table:table-cell>
          <table:table-cell office:value-type="float" office:value="11395" table:style-name="ce1">
            <text:p>11395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ublin Bus</text:p>
          </table:table-cell>
          <table:table-cell office:value-type="string" table:style-name="ce1">
            <text:p>Earl Place - Canteen &amp; Offices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1</text:p>
          </table:table-cell>
          <table:table-cell office:value-type="float" office:value="282498.40000000002" table:style-name="ce1">
            <text:p>282498.4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ublin City Council</text:p>
          </table:table-cell>
          <table:table-cell office:value-type="string" table:style-name="ce1">
            <text:p>Dolphin House &amp; Park Community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8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Saint John of God Community Services clg</text:p>
          </table:table-cell>
          <table:table-cell office:value-type="string" table:style-name="ce1">
            <text:p>Office 3 D Laoire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(County)</text:p>
          </table:table-cell>
          <table:table-cell office:value-type="float" office:value="58151" table:style-name="ce1">
            <text:p>58151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Ãºn Laoghaire-Rathdown County Council</text:p>
          </table:table-cell>
          <table:table-cell office:value-type="string" table:style-name="ce1">
            <text:p>WATER METERING KIOSK <text:s/>OUTSIDE WALL OF FORT WILLIAM <text:s/>MOUNT MERRION AVENUE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(County)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An Garda SÃ­ochÃ¡na</text:p>
          </table:table-cell>
          <table:table-cell office:value-type="string" table:style-name="ce1">
            <text:p>Dorney Court, Shankill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(County)</text:p>
          </table:table-cell>
          <table:table-cell office:value-type="float" office:value="1127" table:style-name="ce1">
            <text:p>1127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HSE</text:p>
          </table:table-cell>
          <table:table-cell office:value-type="string" table:style-name="ce1">
            <text:p>ERHA HEALTH CENTRE</text:p>
          </table:table-cell>
          <table:table-cell office:value-type="string" table:style-name="ce1">
            <text:p>Healthcare Building</text:p>
          </table:table-cell>
          <table:table-cell office:value-type="string" table:style-name="ce1">
            <text:p>Dublin 15</text:p>
          </table:table-cell>
          <table:table-cell office:value-type="float" office:value="63021" table:style-name="ce1">
            <text:p>63021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epartment of Health</text:p>
          </table:table-cell>
          <table:table-cell office:value-type="string" table:style-name="ce1">
            <text:p>Hawkins House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2</text:p>
          </table:table-cell>
          <table:table-cell office:value-type="float" office:value="619327" table:style-name="ce1">
            <text:p>619327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Allied Irish Banks plc</text:p>
          </table:table-cell>
          <table:table-cell office:value-type="string" table:style-name="ce1">
            <text:p>Central Park Block H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18</text:p>
          </table:table-cell>
          <table:table-cell office:value-type="float" office:value="577200" table:style-name="ce1">
            <text:p>57720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Terenure College</text:p>
          </table:table-cell>
          <table:table-cell office:value-type="string" table:style-name="ce1">
            <text:p>Out Buildings etc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6W</text:p>
          </table:table-cell>
          <table:table-cell office:value-type="float" office:value="1083" table:style-name="ce1">
            <text:p>1083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Irish Human Rights &amp; Equality Commission</text:p>
          </table:table-cell>
          <table:table-cell office:value-type="string" table:style-name="ce1">
            <text:p>Third Floor, 16 - 22 Green St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7</text:p>
          </table:table-cell>
          <table:table-cell office:value-type="float" office:value="45709" table:style-name="ce1">
            <text:p>45709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Revenue Commissioners</text:p>
          </table:table-cell>
          <table:table-cell office:value-type="string" table:style-name="ce1">
            <text:p>Promenade Rd, Dublin Port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3</text:p>
          </table:table-cell>
          <table:table-cell office:value-type="float" office:value="435097" table:style-name="ce1">
            <text:p>435097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Voluntary Health Insurance Board</text:p>
          </table:table-cell>
          <table:table-cell office:value-type="string" table:style-name="ce1">
            <text:p>2 Waverly Business Park, Old Naas Road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12</text:p>
          </table:table-cell>
          <table:table-cell office:value-type="float" office:value="41902" table:style-name="ce1">
            <text:p>41902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ublin Institute of Technology</text:p>
          </table:table-cell>
          <table:table-cell office:value-type="string" table:style-name="ce1">
            <text:p>14 Mount Street Upper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2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Voluntary Health Insurance Board</text:p>
          </table:table-cell>
          <table:table-cell office:value-type="string" table:style-name="ce1">
            <text:p>Vhi Swiftcare Airside, Columba House, Airside Retail park, Co. Dublin</text:p>
          </table:table-cell>
          <table:table-cell office:value-type="string" table:style-name="ce1">
            <text:p>Healthcare Building</text:p>
          </table:table-cell>
          <table:table-cell office:value-type="string" table:style-name="ce1">
            <text:p>Dublin (County)</text:p>
          </table:table-cell>
          <table:table-cell office:value-type="float" office:value="119450" table:style-name="ce1">
            <text:p>11945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HSE</text:p>
          </table:table-cell>
          <table:table-cell office:value-type="string" table:style-name="ce1">
            <text:p>ERHA CHURCH ROAD</text:p>
          </table:table-cell>
          <table:table-cell office:value-type="string" table:style-name="ce1">
            <text:p>Healthcare Building</text:p>
          </table:table-cell>
          <table:table-cell office:value-type="string" table:style-name="ce1">
            <text:p>Dublin (County)</text:p>
          </table:table-cell>
          <table:table-cell office:value-type="float" office:value="6549" table:style-name="ce1">
            <text:p>6549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Electricity Supply Board</text:p>
          </table:table-cell>
          <table:table-cell office:value-type="string" table:style-name="ce1">
            <text:p>4th floor, Swift Square, Santry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9</text:p>
          </table:table-cell>
          <table:table-cell office:value-type="float" office:value="2273.04" table:style-name="ce1">
            <text:p>2273.04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ublin City Council</text:p>
          </table:table-cell>
          <table:table-cell office:value-type="string" table:style-name="ce1">
            <text:p>52/55 Sir John Rogersons Quay Dublin2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2</text:p>
          </table:table-cell>
          <table:table-cell table:style-name="ce1"/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Fingal County Council</text:p>
          </table:table-cell>
          <table:table-cell office:value-type="string" table:style-name="ce1">
            <text:p>ARDGILLAN CASTLE, ARDGILLAN, BALBRIGGAN, CO. Dublin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(County)</text:p>
          </table:table-cell>
          <table:table-cell office:value-type="float" office:value="3137" table:style-name="ce1">
            <text:p>3137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HSE</text:p>
          </table:table-cell>
          <table:table-cell office:value-type="string" table:style-name="ce1">
            <text:p>Staff Residence, St Helenas, Finglas, Dublin 11</text:p>
          </table:table-cell>
          <table:table-cell office:value-type="string" table:style-name="ce1">
            <text:p>Healthcare Building</text:p>
          </table:table-cell>
          <table:table-cell office:value-type="string" table:style-name="ce1">
            <text:p>Dublin 11</text:p>
          </table:table-cell>
          <table:table-cell table:style-name="ce1"/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HSE</text:p>
          </table:table-cell>
          <table:table-cell office:value-type="string" table:style-name="ce1">
            <text:p>ERHA CASINO PARK</text:p>
          </table:table-cell>
          <table:table-cell office:value-type="string" table:style-name="ce1">
            <text:p>Healthcare Building</text:p>
          </table:table-cell>
          <table:table-cell office:value-type="string" table:style-name="ce1">
            <text:p>Dublin 3</text:p>
          </table:table-cell>
          <table:table-cell office:value-type="float" office:value="3969" table:style-name="ce1">
            <text:p>3969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ublin City Council</text:p>
          </table:table-cell>
          <table:table-cell office:value-type="string" table:style-name="ce1">
            <text:p>Clondalkin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22</text:p>
          </table:table-cell>
          <table:table-cell office:value-type="float" office:value="308" table:style-name="ce1">
            <text:p>308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HSE</text:p>
          </table:table-cell>
          <table:table-cell office:value-type="string" table:style-name="ce1">
            <text:p>ERHA JOHN STREET WEST</text:p>
          </table:table-cell>
          <table:table-cell office:value-type="string" table:style-name="ce1">
            <text:p>Healthcare Building</text:p>
          </table:table-cell>
          <table:table-cell office:value-type="string" table:style-name="ce1">
            <text:p>Dublin 8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Commission for the Regulation of Utilities</text:p>
          </table:table-cell>
          <table:table-cell office:value-type="string" table:style-name="ce1">
            <text:p>Building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24</text:p>
          </table:table-cell>
          <table:table-cell office:value-type="float" office:value="57450" table:style-name="ce1">
            <text:p>5745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Ãºn Laoghaire-Rathdown County Council</text:p>
          </table:table-cell>
          <table:table-cell office:value-type="string" table:style-name="ce1">
            <text:p>BLACKROCK PARK TOILET <text:s/>ROCK ROAD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(County)</text:p>
          </table:table-cell>
          <table:table-cell office:value-type="float" office:value="774" table:style-name="ce1">
            <text:p>774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HSE</text:p>
          </table:table-cell>
          <table:table-cell office:value-type="string" table:style-name="ce1">
            <text:p>ERHA HOSTEL</text:p>
          </table:table-cell>
          <table:table-cell office:value-type="string" table:style-name="ce1">
            <text:p>Healthcare Building</text:p>
          </table:table-cell>
          <table:table-cell office:value-type="string" table:style-name="ce1">
            <text:p>Dublin 8</text:p>
          </table:table-cell>
          <table:table-cell office:value-type="float" office:value="22819" table:style-name="ce1">
            <text:p>22819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FOLD Ireland</text:p>
          </table:table-cell>
          <table:table-cell office:value-type="string" table:style-name="ce1">
            <text:p>St Canice's Road</text:p>
          </table:table-cell>
          <table:table-cell office:value-type="string" table:style-name="ce1">
            <text:p>Healthcare Building</text:p>
          </table:table-cell>
          <table:table-cell office:value-type="string" table:style-name="ce1">
            <text:p>Dublin 11</text:p>
          </table:table-cell>
          <table:table-cell office:value-type="float" office:value="154030.26" table:style-name="ce1">
            <text:p>154030.26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RehabGroup</text:p>
          </table:table-cell>
          <table:table-cell office:value-type="string" table:style-name="ce1">
            <text:p>R.C Westland Square</text:p>
          </table:table-cell>
          <table:table-cell office:value-type="string" table:style-name="ce1">
            <text:p>Healthcare Building</text:p>
          </table:table-cell>
          <table:table-cell office:value-type="string" table:style-name="ce1">
            <text:p>Dublin 2</text:p>
          </table:table-cell>
          <table:table-cell office:value-type="float" office:value="39111" table:style-name="ce1">
            <text:p>39111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HSE</text:p>
          </table:table-cell>
          <table:table-cell office:value-type="string" table:style-name="ce1">
            <text:p>St. Brigids Home</text:p>
          </table:table-cell>
          <table:table-cell office:value-type="string" table:style-name="ce1">
            <text:p>Healthcare Building</text:p>
          </table:table-cell>
          <table:table-cell office:value-type="string" table:style-name="ce1">
            <text:p>Dublin 24</text:p>
          </table:table-cell>
          <table:table-cell office:value-type="float" office:value="522760" table:style-name="ce1">
            <text:p>52276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EirGrid Plc</text:p>
          </table:table-cell>
          <table:table-cell office:value-type="string" table:style-name="ce1">
            <text:p>EirGrid Brooklawn Hse - 4th Floor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4</text:p>
          </table:table-cell>
          <table:table-cell office:value-type="float" office:value="166120" table:style-name="ce1">
            <text:p>16612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Bantiarna Na MBuanna Girls</text:p>
          </table:table-cell>
          <table:table-cell office:value-type="string" table:style-name="ce1">
            <text:p>Ballymun Road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9</text:p>
          </table:table-cell>
          <table:table-cell office:value-type="float" office:value="23071.29" table:style-name="ce1">
            <text:p>23071.29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Enterprise Ireland</text:p>
          </table:table-cell>
          <table:table-cell office:value-type="string" table:style-name="ce1">
            <text:p>New Building Ballymun Road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9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HSE</text:p>
          </table:table-cell>
          <table:table-cell office:value-type="string" table:style-name="ce1">
            <text:p>ERHA BUNRATTY DRIVE</text:p>
          </table:table-cell>
          <table:table-cell office:value-type="string" table:style-name="ce1">
            <text:p>Healthcare Building</text:p>
          </table:table-cell>
          <table:table-cell office:value-type="string" table:style-name="ce1">
            <text:p>Dublin 17</text:p>
          </table:table-cell>
          <table:table-cell office:value-type="float" office:value="5334" table:style-name="ce1">
            <text:p>5334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Institute of Public Administration</text:p>
          </table:table-cell>
          <table:table-cell office:value-type="string" table:style-name="ce1">
            <text:p>57-61 Lansdowne Rd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4</text:p>
          </table:table-cell>
          <table:table-cell office:value-type="float" office:value="170459" table:style-name="ce1">
            <text:p>170459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ublin City Council</text:p>
          </table:table-cell>
          <table:table-cell office:value-type="string" table:style-name="ce1">
            <text:p>Clareville Court Community Room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11</text:p>
          </table:table-cell>
          <table:table-cell office:value-type="float" office:value="39299" table:style-name="ce1">
            <text:p>39299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ublin City Council</text:p>
          </table:table-cell>
          <table:table-cell office:value-type="string" table:style-name="ce1">
            <text:p>Father Kitt Court Community Hall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12</text:p>
          </table:table-cell>
          <table:table-cell office:value-type="float" office:value="16988" table:style-name="ce1">
            <text:p>16988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ublin City Council</text:p>
          </table:table-cell>
          <table:table-cell office:value-type="string" table:style-name="ce1">
            <text:p>Mount Dillon Court Community Centre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5</text:p>
          </table:table-cell>
          <table:table-cell office:value-type="float" office:value="530" table:style-name="ce1">
            <text:p>53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Ãºn Laoghaire-Rathdown County Council</text:p>
          </table:table-cell>
          <table:table-cell office:value-type="string" table:style-name="ce1">
            <text:p>Cois Cairn, Community Centre, Bray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(County)</text:p>
          </table:table-cell>
          <table:table-cell office:value-type="float" office:value="4469" table:style-name="ce1">
            <text:p>4469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HSE</text:p>
          </table:table-cell>
          <table:table-cell office:value-type="string" table:style-name="ce1">
            <text:p>James Street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1</text:p>
          </table:table-cell>
          <table:table-cell table:style-name="ce1"/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Ãºn Laoghaire-Rathdown County Council</text:p>
          </table:table-cell>
          <table:table-cell office:value-type="string" table:style-name="ce1">
            <text:p>ROCHESTOWN HOUSE MAIN BLOCK CANTEEN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(County)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Trinity College Dublin</text:p>
          </table:table-cell>
          <table:table-cell office:value-type="string" table:style-name="ce1">
            <text:p>School of Nursing, D'Olier St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2</text:p>
          </table:table-cell>
          <table:table-cell office:value-type="float" office:value="259413" table:style-name="ce1">
            <text:p>259413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aa plc</text:p>
          </table:table-cell>
          <table:table-cell office:value-type="string" table:style-name="ce1">
            <text:p>Garden centre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(County)</text:p>
          </table:table-cell>
          <table:table-cell office:value-type="float" office:value="66581" table:style-name="ce1">
            <text:p>66581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Electricity Supply Board</text:p>
          </table:table-cell>
          <table:table-cell office:value-type="string" table:style-name="ce1">
            <text:p>Fleet Street, Dublin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(County)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Fingal County Council</text:p>
          </table:table-cell>
          <table:table-cell office:value-type="string" table:style-name="ce1">
            <text:p>ROGERSTOWN QUAY GPNSBS09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(County)</text:p>
          </table:table-cell>
          <table:table-cell office:value-type="float" office:value="208" table:style-name="ce1">
            <text:p>208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aughters of Charity - Intellectual Disability Services</text:p>
          </table:table-cell>
          <table:table-cell office:value-type="string" table:style-name="ce1">
            <text:p>Daughters Of Charity, St Josephs, Clonsilla, Unit 2, Dementia,</text:p>
          </table:table-cell>
          <table:table-cell office:value-type="string" table:style-name="ce1">
            <text:p>Healthcare Building</text:p>
          </table:table-cell>
          <table:table-cell office:value-type="string" table:style-name="ce1">
            <text:p>Dublin 15</text:p>
          </table:table-cell>
          <table:table-cell office:value-type="float" office:value="87169" table:style-name="ce1">
            <text:p>87169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ublin City Council</text:p>
          </table:table-cell>
          <table:table-cell office:value-type="string" table:style-name="ce1">
            <text:p>Palace Street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2</text:p>
          </table:table-cell>
          <table:table-cell office:value-type="float" office:value="47401" table:style-name="ce1">
            <text:p>47401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ST ANNES MXD N S</text:p>
          </table:table-cell>
          <table:table-cell office:value-type="string" table:style-name="ce1">
            <text:p>Shankill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18</text:p>
          </table:table-cell>
          <table:table-cell office:value-type="float" office:value="44600" table:style-name="ce1">
            <text:p>4460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Oberstown Education Centre</text:p>
          </table:table-cell>
          <table:table-cell office:value-type="string" table:style-name="ce1">
            <text:p>Oberstown Campus OBS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(County)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Electricity Supply Board</text:p>
          </table:table-cell>
          <table:table-cell office:value-type="string" table:style-name="ce1">
            <text:p>Grange Castle 110kV, Nangor Road, Dublin 22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(County)</text:p>
          </table:table-cell>
          <table:table-cell office:value-type="float" office:value="773" table:style-name="ce1">
            <text:p>773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Rosmini Community School</text:p>
          </table:table-cell>
          <table:table-cell office:value-type="string" table:style-name="ce1">
            <text:p>Rosmini School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9</text:p>
          </table:table-cell>
          <table:table-cell office:value-type="float" office:value="10280" table:style-name="ce1">
            <text:p>1028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RehabGroup</text:p>
          </table:table-cell>
          <table:table-cell office:value-type="string" table:style-name="ce1">
            <text:p>BASE Mulhuddart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15</text:p>
          </table:table-cell>
          <table:table-cell office:value-type="float" office:value="12435" table:style-name="ce1">
            <text:p>12435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ublin &amp; DÃºn Laoghaire Education &amp; Training Board</text:p>
          </table:table-cell>
          <table:table-cell office:value-type="string" table:style-name="ce1">
            <text:p>Adamstown Community College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(County)</text:p>
          </table:table-cell>
          <table:table-cell office:value-type="float" office:value="164640" table:style-name="ce1">
            <text:p>16464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Central Bank of Ireland</text:p>
          </table:table-cell>
          <table:table-cell office:value-type="string" table:style-name="ce1">
            <text:p>Iveagh Court Car Park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2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ublin City Council</text:p>
          </table:table-cell>
          <table:table-cell office:value-type="string" table:style-name="ce1">
            <text:p>Dominick Street Lower Youth &amp; Community Centre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1</text:p>
          </table:table-cell>
          <table:table-cell office:value-type="float" office:value="19030" table:style-name="ce1">
            <text:p>1903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ST GABRIELS NS</text:p>
          </table:table-cell>
          <table:table-cell office:value-type="string" table:style-name="ce1">
            <text:p>Under Stairs Ground Floor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10</text:p>
          </table:table-cell>
          <table:table-cell table:style-name="ce1"/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Ãºn Laoghaire-Rathdown County Council</text:p>
          </table:table-cell>
          <table:table-cell office:value-type="string" table:style-name="ce1">
            <text:p>DRESSING SHELTER <text:s/>SAINT PATRICKS PARK, Monkstown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(County)</text:p>
          </table:table-cell>
          <table:table-cell office:value-type="float" office:value="9434" table:style-name="ce1">
            <text:p>9434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epartment of Employment &amp; Social Protection</text:p>
          </table:table-cell>
          <table:table-cell office:value-type="string" table:style-name="ce1">
            <text:p>ESO Dublin - Swords V4741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(County)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HSE</text:p>
          </table:table-cell>
          <table:table-cell office:value-type="string" table:style-name="ce1">
            <text:p>ERHA OLD GLENABBEY OFFICES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24</text:p>
          </table:table-cell>
          <table:table-cell office:value-type="float" office:value="39601" table:style-name="ce1">
            <text:p>39601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Electricity Supply Board</text:p>
          </table:table-cell>
          <table:table-cell office:value-type="string" table:style-name="ce1">
            <text:p>Corduff 220kV St, Ballycoolin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(County)</text:p>
          </table:table-cell>
          <table:table-cell office:value-type="float" office:value="202293" table:style-name="ce1">
            <text:p>202293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HSE</text:p>
          </table:table-cell>
          <table:table-cell office:value-type="string" table:style-name="ce1">
            <text:p>ERHA LUSK C C</text:p>
          </table:table-cell>
          <table:table-cell office:value-type="string" table:style-name="ce1">
            <text:p>Healthcare Building</text:p>
          </table:table-cell>
          <table:table-cell office:value-type="string" table:style-name="ce1">
            <text:p>Dublin (County)</text:p>
          </table:table-cell>
          <table:table-cell office:value-type="float" office:value="199899" table:style-name="ce1">
            <text:p>199899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Fingal County Council</text:p>
          </table:table-cell>
          <table:table-cell office:value-type="string" table:style-name="ce1">
            <text:p>CLAREMONT PUBLIC CONVENIENCE STRAND ROAD GPBSE09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13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number-rows-repeated="1048375" table:style-name="ro2">
          <table:table-cell table:number-columns-repeated="16384"/>
        </table:table-row>
      </table:table>
      <table:table table:name="GPRN_data" table:style-name="ta2"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6" table:default-cell-style-name="ce1"/>
        <table:table-column table:style-name="co10" table:default-cell-style-name="ce1"/>
        <table:table-column table:style-name="co6" table:number-columns-repeated="16379" table:default-cell-style-name="ce1"/>
        <table:table-row table:style-name="ro1">
          <table:table-cell office:value-type="string" table:style-name="ce2">
            <text:p>PB Name</text:p>
          </table:table-cell>
          <table:table-cell office:value-type="string" table:style-name="ce2">
            <text:p>Location</text:p>
          </table:table-cell>
          <table:table-cell office:value-type="string" table:style-name="ce3">
            <text:p>Consumption Category</text:p>
          </table:table-cell>
          <table:table-cell office:value-type="string" table:style-name="ce2">
            <text:p>County</text:p>
          </table:table-cell>
          <table:table-cell office:value-type="string" table:style-name="ce3">
            <text:p>Attributable Total Final Consumption (kWh)</text:p>
          </table:table-cell>
          <table:table-cell office:value-type="string" table:style-name="ce2">
            <text:p>Year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Royal College of Surgeons in Ireland</text:p>
          </table:table-cell>
          <table:table-cell office:value-type="string" table:style-name="ce1">
            <text:p>Millin House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2</text:p>
          </table:table-cell>
          <table:table-cell office:value-type="float" office:value="172817.79" table:style-name="ce1">
            <text:p>172817.79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S N PEADAR AGUS POL N</text:p>
          </table:table-cell>
          <table:table-cell office:value-type="string" table:style-name="ce1">
            <text:p>Peter<text:s/>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(County)</text:p>
          </table:table-cell>
          <table:table-cell office:value-type="float" office:value="44395.54" table:style-name="ce1">
            <text:p>44395.54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South Dublin County Council</text:p>
          </table:table-cell>
          <table:table-cell office:value-type="string" table:style-name="ce1">
            <text:p>Jobstown Depot, Blessington Road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24</text:p>
          </table:table-cell>
          <table:table-cell office:value-type="float" office:value="12765.1" table:style-name="ce1">
            <text:p>12765.1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CHRIST THE KING SCHOOLS</text:p>
          </table:table-cell>
          <table:table-cell office:value-type="string" table:style-name="ce1">
            <text:p>Christ the King Boys School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7</text:p>
          </table:table-cell>
          <table:table-cell office:value-type="float" office:value="220169.18" table:style-name="ce1">
            <text:p>220169.18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igital Hub Development Agency</text:p>
          </table:table-cell>
          <table:table-cell office:value-type="string" table:style-name="ce1">
            <text:p>Thomas Court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8</text:p>
          </table:table-cell>
          <table:table-cell office:value-type="float" office:value="69218.58" table:style-name="ce1">
            <text:p>69218.58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Ãºn Laoghaire-Rathdown County Council</text:p>
          </table:table-cell>
          <table:table-cell office:value-type="string" table:style-name="ce1">
            <text:p>NO 2 HARBOUR SQUARE LIBRARY HQ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(County)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HSE</text:p>
          </table:table-cell>
          <table:table-cell office:value-type="string" table:style-name="ce1">
            <text:p>St Brendans Hospital</text:p>
          </table:table-cell>
          <table:table-cell office:value-type="string" table:style-name="ce1">
            <text:p>Healthcare Building</text:p>
          </table:table-cell>
          <table:table-cell office:value-type="string" table:style-name="ce1">
            <text:p>Dublin 7</text:p>
          </table:table-cell>
          <table:table-cell office:value-type="float" office:value="6080837.5099999998" table:style-name="ce1">
            <text:p>6080837.51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epartment of Employment &amp; Social Protection</text:p>
          </table:table-cell>
          <table:table-cell office:value-type="string" table:style-name="ce1">
            <text:p>Kilmainham West, 72/100 Inchicore Road, Dublin 8.V4033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8</text:p>
          </table:table-cell>
          <table:table-cell office:value-type="float" office:value="329850.58" table:style-name="ce1">
            <text:p>329850.58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St. Michael's Hospital</text:p>
          </table:table-cell>
          <table:table-cell office:value-type="string" table:style-name="ce1">
            <text:p>9 Charlemont Ave.</text:p>
          </table:table-cell>
          <table:table-cell office:value-type="string" table:style-name="ce1">
            <text:p>Healthcare Building</text:p>
          </table:table-cell>
          <table:table-cell office:value-type="string" table:style-name="ce1">
            <text:p>Dublin (County)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ublin City Council</text:p>
          </table:table-cell>
          <table:table-cell office:value-type="string" table:style-name="ce1">
            <text:p>Cambridge Court Community Room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4</text:p>
          </table:table-cell>
          <table:table-cell office:value-type="float" office:value="10044.67" table:style-name="ce1">
            <text:p>10044.67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St. Michael's House</text:p>
          </table:table-cell>
          <table:table-cell office:value-type="string" table:style-name="ce1">
            <text:p>Baldoyle</text:p>
          </table:table-cell>
          <table:table-cell office:value-type="string" table:style-name="ce1">
            <text:p>Healthcare Building</text:p>
          </table:table-cell>
          <table:table-cell office:value-type="string" table:style-name="ce1">
            <text:p>Dublin 13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National Rehabilitation Hospital</text:p>
          </table:table-cell>
          <table:table-cell office:value-type="string" table:style-name="ce1">
            <text:p>National rehabilitation hospital main gas supply</text:p>
          </table:table-cell>
          <table:table-cell office:value-type="string" table:style-name="ce1">
            <text:p>Healthcare Building</text:p>
          </table:table-cell>
          <table:table-cell office:value-type="string" table:style-name="ce1">
            <text:p>Dublin (County)</text:p>
          </table:table-cell>
          <table:table-cell office:value-type="float" office:value="1456619.05" table:style-name="ce1">
            <text:p>1456619.05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ublin &amp; DÃºn Laoghaire Education &amp; Training Board</text:p>
          </table:table-cell>
          <table:table-cell office:value-type="string" table:style-name="ce1">
            <text:p>St Mac Daras Community College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6W</text:p>
          </table:table-cell>
          <table:table-cell office:value-type="float" office:value="44236.79" table:style-name="ce1">
            <text:p>44236.79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St. Michael's House</text:p>
          </table:table-cell>
          <table:table-cell office:value-type="string" table:style-name="ce1">
            <text:p>Donaghmede</text:p>
          </table:table-cell>
          <table:table-cell office:value-type="string" table:style-name="ce1">
            <text:p>Healthcare Building</text:p>
          </table:table-cell>
          <table:table-cell office:value-type="string" table:style-name="ce1">
            <text:p>Dublin 5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ublin &amp; DÃºn Laoghaire Education &amp; Training Board</text:p>
          </table:table-cell>
          <table:table-cell office:value-type="string" table:style-name="ce1">
            <text:p>College of Further Ed Stillorgan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(County)</text:p>
          </table:table-cell>
          <table:table-cell office:value-type="float" office:value="131851.65" table:style-name="ce1">
            <text:p>131851.65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ublin City Council</text:p>
          </table:table-cell>
          <table:table-cell office:value-type="string" table:style-name="ce1">
            <text:p>Lismeen Grove Community Centre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5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HSE</text:p>
          </table:table-cell>
          <table:table-cell office:value-type="string" table:style-name="ce1">
            <text:p>Health Centre, Main Street, Howth, County Dublin</text:p>
          </table:table-cell>
          <table:table-cell office:value-type="string" table:style-name="ce1">
            <text:p>Healthcare Building</text:p>
          </table:table-cell>
          <table:table-cell office:value-type="string" table:style-name="ce1">
            <text:p>Dublin (County)</text:p>
          </table:table-cell>
          <table:table-cell office:value-type="float" office:value="25474.28" table:style-name="ce1">
            <text:p>25474.28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aa plc</text:p>
          </table:table-cell>
          <table:table-cell office:value-type="string" table:style-name="ce1">
            <text:p>Flight Kitchen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(County)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Trinity College Dublin</text:p>
          </table:table-cell>
          <table:table-cell office:value-type="string" table:style-name="ce1">
            <text:p>Botanic Gardens, Dartry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6</text:p>
          </table:table-cell>
          <table:table-cell office:value-type="float" office:value="312820.82" table:style-name="ce1">
            <text:p>312820.82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South Dublin County Council</text:p>
          </table:table-cell>
          <table:table-cell office:value-type="string" table:style-name="ce1">
            <text:p>Newcastle Road, Newcastle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(County)</text:p>
          </table:table-cell>
          <table:table-cell office:value-type="float" office:value="14129.83" table:style-name="ce1">
            <text:p>14129.83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National Disability Authority</text:p>
          </table:table-cell>
          <table:table-cell office:value-type="string" table:style-name="ce1">
            <text:p>National Disability Authority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4</text:p>
          </table:table-cell>
          <table:table-cell office:value-type="float" office:value="188821.21" table:style-name="ce1">
            <text:p>188821.21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Christian Brothers, Synge St</text:p>
          </table:table-cell>
          <table:table-cell office:value-type="string" table:style-name="ce1">
            <text:p>Synge St CBS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8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St. James's Hospital</text:p>
          </table:table-cell>
          <table:table-cell office:value-type="string" table:style-name="ce1">
            <text:p>Church</text:p>
          </table:table-cell>
          <table:table-cell office:value-type="string" table:style-name="ce1">
            <text:p>Healthcare Building</text:p>
          </table:table-cell>
          <table:table-cell office:value-type="string" table:style-name="ce1">
            <text:p>Dublin 8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Ãºn Laoghaire-Rathdown County Council</text:p>
          </table:table-cell>
          <table:table-cell office:value-type="string" table:style-name="ce1">
            <text:p>Loughlinstown Leisure Centre (2)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(County)</text:p>
          </table:table-cell>
          <table:table-cell office:value-type="float" office:value="735133.61" table:style-name="ce1">
            <text:p>735133.61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HSE</text:p>
          </table:table-cell>
          <table:table-cell office:value-type="string" table:style-name="ce1">
            <text:p>Deanwood <text:s/>House, 5 Ballymun Road, Glasnevin, Dublin 9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9</text:p>
          </table:table-cell>
          <table:table-cell office:value-type="float" office:value="166392.84" table:style-name="ce1">
            <text:p>166392.84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Colaiste Iosagain</text:p>
          </table:table-cell>
          <table:table-cell office:value-type="string" table:style-name="ce1">
            <text:p>Colaiste Iosagain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(County)</text:p>
          </table:table-cell>
          <table:table-cell office:value-type="float" office:value="338669.43" table:style-name="ce1">
            <text:p>338669.43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ublin City Council</text:p>
          </table:table-cell>
          <table:table-cell office:value-type="string" table:style-name="ce1">
            <text:p>Finglas Women's Centre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(County)</text:p>
          </table:table-cell>
          <table:table-cell office:value-type="float" office:value="1017419.02" table:style-name="ce1">
            <text:p>1017419.02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Tallaght University Hospital</text:p>
          </table:table-cell>
          <table:table-cell office:value-type="string" table:style-name="ce1">
            <text:p>Tallaght Hospital</text:p>
          </table:table-cell>
          <table:table-cell office:value-type="string" table:style-name="ce1">
            <text:p>Healthcare Building</text:p>
          </table:table-cell>
          <table:table-cell office:value-type="string" table:style-name="ce1">
            <text:p>Dublin 24</text:p>
          </table:table-cell>
          <table:table-cell office:value-type="float" office:value="14716455.77" table:style-name="ce1">
            <text:p>14716455.77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HSE</text:p>
          </table:table-cell>
          <table:table-cell office:value-type="string" table:style-name="ce1">
            <text:p>153 North Circular Road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7</text:p>
          </table:table-cell>
          <table:table-cell office:value-type="float" office:value="178918.92" table:style-name="ce1">
            <text:p>178918.92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An Garda SÃ­ochÃ¡na</text:p>
          </table:table-cell>
          <table:table-cell office:value-type="string" table:style-name="ce1">
            <text:p>BLOCK J PHOENIX PARK DUBLIN 8 CO. DUBLIN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8</text:p>
          </table:table-cell>
          <table:table-cell office:value-type="float" office:value="23940.880000000001" table:style-name="ce1">
            <text:p>23940.88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epartment of Defence</text:p>
          </table:table-cell>
          <table:table-cell office:value-type="string" table:style-name="ce1">
            <text:p>Clonmel Place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2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ST GABRIELS N S</text:p>
          </table:table-cell>
          <table:table-cell office:value-type="string" table:style-name="ce1">
            <text:p>Downstairs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7</text:p>
          </table:table-cell>
          <table:table-cell office:value-type="float" office:value="152638.24" table:style-name="ce1">
            <text:p>152638.24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St. Michael's House</text:p>
          </table:table-cell>
          <table:table-cell office:value-type="string" table:style-name="ce1">
            <text:p>Swords</text:p>
          </table:table-cell>
          <table:table-cell office:value-type="string" table:style-name="ce1">
            <text:p>Healthcare Building</text:p>
          </table:table-cell>
          <table:table-cell office:value-type="string" table:style-name="ce1">
            <text:p>Dublin (County)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St Dominic's College</text:p>
          </table:table-cell>
          <table:table-cell office:value-type="string" table:style-name="ce1">
            <text:p>Cabra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7</text:p>
          </table:table-cell>
          <table:table-cell office:value-type="float" office:value="1579901.71" table:style-name="ce1">
            <text:p>1579901.71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ublin &amp; DÃºn Laoghaire Education &amp; Training Board</text:p>
          </table:table-cell>
          <table:table-cell office:value-type="string" table:style-name="ce1">
            <text:p>St. Finian's Sports Centre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(County)</text:p>
          </table:table-cell>
          <table:table-cell office:value-type="float" office:value="49492.74" table:style-name="ce1">
            <text:p>49492.74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Loreto College Crumlin Road</text:p>
          </table:table-cell>
          <table:table-cell office:value-type="string" table:style-name="ce1">
            <text:p>Loreto College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12</text:p>
          </table:table-cell>
          <table:table-cell office:value-type="float" office:value="21991.66" table:style-name="ce1">
            <text:p>21991.66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aughters of Charity - Intellectual Disability Services</text:p>
          </table:table-cell>
          <table:table-cell office:value-type="string" table:style-name="ce1">
            <text:p>Daughters Of Charity, Administrator St Josephs, Apt 2, Clonsilla,</text:p>
          </table:table-cell>
          <table:table-cell office:value-type="string" table:style-name="ce1">
            <text:p>Healthcare Building</text:p>
          </table:table-cell>
          <table:table-cell office:value-type="string" table:style-name="ce1">
            <text:p>Dublin 15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LUCAN EDUCATE TOGETHER NS</text:p>
          </table:table-cell>
          <table:table-cell office:value-type="string" table:style-name="ce1">
            <text:p>Lucan Educate Together National School, Unit 200 Willsbrook, Lucan, County Dublin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(County)</text:p>
          </table:table-cell>
          <table:table-cell office:value-type="float" office:value="155407.38" table:style-name="ce1">
            <text:p>155407.38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ublin Institute of Technology</text:p>
          </table:table-cell>
          <table:table-cell office:value-type="string" table:style-name="ce1">
            <text:p>DIT Main Building Cathal Brugha Street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1</text:p>
          </table:table-cell>
          <table:table-cell office:value-type="float" office:value="656115.69999999995" table:style-name="ce1">
            <text:p>656115.7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Irish Prison Service</text:p>
          </table:table-cell>
          <table:table-cell office:value-type="string" table:style-name="ce1">
            <text:p>Phisborough office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7</text:p>
          </table:table-cell>
          <table:table-cell office:value-type="float" office:value="239648.77" table:style-name="ce1">
            <text:p>239648.77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Beaumont Hospital</text:p>
          </table:table-cell>
          <table:table-cell office:value-type="string" table:style-name="ce1">
            <text:p>St Josephs Raheny</text:p>
          </table:table-cell>
          <table:table-cell office:value-type="string" table:style-name="ce1">
            <text:p>Healthcare Building</text:p>
          </table:table-cell>
          <table:table-cell office:value-type="string" table:style-name="ce1">
            <text:p>Dublin 5</text:p>
          </table:table-cell>
          <table:table-cell office:value-type="float" office:value="1371631.71" table:style-name="ce1">
            <text:p>1371631.71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City of Dublin Education &amp; Training Board</text:p>
          </table:table-cell>
          <table:table-cell office:value-type="string" table:style-name="ce1">
            <text:p>Killester College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(County)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aa plc</text:p>
          </table:table-cell>
          <table:table-cell office:value-type="string" table:style-name="ce1">
            <text:p>DCP-24 Garden Cantre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(County)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Trinity College Dublin</text:p>
          </table:table-cell>
          <table:table-cell office:value-type="string" table:style-name="ce1">
            <text:p>Biomedical Sciences Institute, Pearse Street. Boilers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2</text:p>
          </table:table-cell>
          <table:table-cell office:value-type="float" office:value="5176339.87" table:style-name="ce1">
            <text:p>5176339.87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HSE</text:p>
          </table:table-cell>
          <table:table-cell office:value-type="string" table:style-name="ce1">
            <text:p>66 Newbrook Avenue, Donaghmede, Dublin 13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13</text:p>
          </table:table-cell>
          <table:table-cell office:value-type="float" office:value="27857.37" table:style-name="ce1">
            <text:p>27857.37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EirGrid Plc</text:p>
          </table:table-cell>
          <table:table-cell office:value-type="string" table:style-name="ce1">
            <text:p>EirGrid Brooklawn House - Landlord Gas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4</text:p>
          </table:table-cell>
          <table:table-cell office:value-type="float" office:value="71990.02" table:style-name="ce1">
            <text:p>71990.02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ublin City University</text:p>
          </table:table-cell>
          <table:table-cell office:value-type="string" table:style-name="ce1">
            <text:p>DCU Alpha Innovation Campus (IH)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9</text:p>
          </table:table-cell>
          <table:table-cell office:value-type="float" office:value="441576.81" table:style-name="ce1">
            <text:p>441576.81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ublin City Council</text:p>
          </table:table-cell>
          <table:table-cell office:value-type="string" table:style-name="ce1">
            <text:p>Gardiners Lodge 40 Bride Street Dublin 8 Dublin City DB IE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2</text:p>
          </table:table-cell>
          <table:table-cell office:value-type="float" office:value="39502.19" table:style-name="ce1">
            <text:p>39502.19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ublin City University</text:p>
          </table:table-cell>
          <table:table-cell office:value-type="string" table:style-name="ce1">
            <text:p>DCU University Sports Campus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9</text:p>
          </table:table-cell>
          <table:table-cell office:value-type="float" office:value="321301.42" table:style-name="ce1">
            <text:p>321301.42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Cappagh National Orthopaedic Hospital</text:p>
          </table:table-cell>
          <table:table-cell office:value-type="string" table:style-name="ce1">
            <text:p>Main Hospital</text:p>
          </table:table-cell>
          <table:table-cell office:value-type="string" table:style-name="ce1">
            <text:p>Healthcare Building</text:p>
          </table:table-cell>
          <table:table-cell office:value-type="string" table:style-name="ce1">
            <text:p>Dublin 11</text:p>
          </table:table-cell>
          <table:table-cell office:value-type="float" office:value="3594320.27" table:style-name="ce1">
            <text:p>3594320.27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aughters of Charity - Intellectual Disability Services</text:p>
          </table:table-cell>
          <table:table-cell office:value-type="string" table:style-name="ce1">
            <text:p>Daughters Of Charity, Administrator St Josephs, Apt 6, Clonsilla,</text:p>
          </table:table-cell>
          <table:table-cell office:value-type="string" table:style-name="ce1">
            <text:p>Healthcare Building</text:p>
          </table:table-cell>
          <table:table-cell office:value-type="string" table:style-name="ce1">
            <text:p>Dublin 15</text:p>
          </table:table-cell>
          <table:table-cell office:value-type="float" office:value="68680.990000000005" table:style-name="ce1">
            <text:p>68680.99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St Vincents Secondary School Glasnevin</text:p>
          </table:table-cell>
          <table:table-cell office:value-type="string" table:style-name="ce1">
            <text:p>Main office and Boiler house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11</text:p>
          </table:table-cell>
          <table:table-cell office:value-type="float" office:value="146662.49" table:style-name="ce1">
            <text:p>146662.49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Institute of Public Administration</text:p>
          </table:table-cell>
          <table:table-cell office:value-type="string" table:style-name="ce1">
            <text:p>House 61 - The Lodge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4</text:p>
          </table:table-cell>
          <table:table-cell office:value-type="float" office:value="42351.61" table:style-name="ce1">
            <text:p>42351.61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S N CHOLMCILLE C</text:p>
          </table:table-cell>
          <table:table-cell office:value-type="string" table:style-name="ce1">
            <text:p>Swords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(County)</text:p>
          </table:table-cell>
          <table:table-cell office:value-type="float" office:value="205686.67" table:style-name="ce1">
            <text:p>205686.67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Holy Family School for the Deaf</text:p>
          </table:table-cell>
          <table:table-cell office:value-type="string" table:style-name="ce1">
            <text:p>Ratoath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7</text:p>
          </table:table-cell>
          <table:table-cell office:value-type="float" office:value="1579901.71" table:style-name="ce1">
            <text:p>1579901.71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An Garda SÃ­ochÃ¡na</text:p>
          </table:table-cell>
          <table:table-cell office:value-type="string" table:style-name="ce1">
            <text:p>KEVIN ST GARDA STATION 41 KEVIN STREET UPPER DUBLIN 8 CO. DUBLIN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8</text:p>
          </table:table-cell>
          <table:table-cell office:value-type="float" office:value="2638.35" table:style-name="ce1">
            <text:p>2638.35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Holy Child National School</text:p>
          </table:table-cell>
          <table:table-cell office:value-type="string" table:style-name="ce1">
            <text:p>Larkhill Road, Whitehall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9</text:p>
          </table:table-cell>
          <table:table-cell office:value-type="float" office:value="206797.93" table:style-name="ce1">
            <text:p>206797.93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Ãºn Laoghaire-Rathdown County Council</text:p>
          </table:table-cell>
          <table:table-cell office:value-type="string" table:style-name="ce1">
            <text:p>NO 1 <text:s/>HARBOUR VIEW CROFTON ROAD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(County)</text:p>
          </table:table-cell>
          <table:table-cell office:value-type="float" office:value="112315.24" table:style-name="ce1">
            <text:p>112315.24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OUR LADY OF CONSOLATION NS</text:p>
          </table:table-cell>
          <table:table-cell office:value-type="string" table:style-name="ce1">
            <text:p>Our Lady of Consolation School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5</text:p>
          </table:table-cell>
          <table:table-cell office:value-type="float" office:value="227880.38" table:style-name="ce1">
            <text:p>227880.38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Trinity College Dublin</text:p>
          </table:table-cell>
          <table:table-cell office:value-type="string" table:style-name="ce1">
            <text:p>2 Clare Street Mews, D2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2</text:p>
          </table:table-cell>
          <table:table-cell office:value-type="float" office:value="39642.9" table:style-name="ce1">
            <text:p>39642.9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Enable Ireland Sandymount School</text:p>
          </table:table-cell>
          <table:table-cell office:value-type="string" table:style-name="ce1">
            <text:p>Basement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4</text:p>
          </table:table-cell>
          <table:table-cell table:style-name="ce1"/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University College Dublin</text:p>
          </table:table-cell>
          <table:table-cell office:value-type="string" table:style-name="ce1">
            <text:p>Roebuck Castle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4</text:p>
          </table:table-cell>
          <table:table-cell office:value-type="float" office:value="783176.83" table:style-name="ce1">
            <text:p>783176.83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St. Michael's House</text:p>
          </table:table-cell>
          <table:table-cell office:value-type="string" table:style-name="ce1">
            <text:p>Baldoyle</text:p>
          </table:table-cell>
          <table:table-cell office:value-type="string" table:style-name="ce1">
            <text:p>Healthcare Building</text:p>
          </table:table-cell>
          <table:table-cell office:value-type="string" table:style-name="ce1">
            <text:p>Dublin 13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epartment of Defence</text:p>
          </table:table-cell>
          <table:table-cell office:value-type="string" table:style-name="ce1">
            <text:p>Phoenix Hse Training Ratra Hse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8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ublin City Council</text:p>
          </table:table-cell>
          <table:table-cell office:value-type="string" table:style-name="ce1">
            <text:p>The Mansion House, Caretakers Flat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2</text:p>
          </table:table-cell>
          <table:table-cell office:value-type="float" office:value="1229.43" table:style-name="ce1">
            <text:p>1229.43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ublin City Council</text:p>
          </table:table-cell>
          <table:table-cell office:value-type="string" table:style-name="ce1">
            <text:p>Swords Fire Station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(County)</text:p>
          </table:table-cell>
          <table:table-cell office:value-type="float" office:value="124142.26" table:style-name="ce1">
            <text:p>124142.26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HSE</text:p>
          </table:table-cell>
          <table:table-cell office:value-type="string" table:style-name="ce1">
            <text:p>The CSSD Unit D7, Eccles Street, Phibsborough, Dublin 7</text:p>
          </table:table-cell>
          <table:table-cell office:value-type="string" table:style-name="ce1">
            <text:p>Healthcare Building</text:p>
          </table:table-cell>
          <table:table-cell office:value-type="string" table:style-name="ce1">
            <text:p>Dublin 7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St Josephs CBS Secondary School</text:p>
          </table:table-cell>
          <table:table-cell office:value-type="string" table:style-name="ce1">
            <text:p>School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3</text:p>
          </table:table-cell>
          <table:table-cell office:value-type="float" office:value="146333.26" table:style-name="ce1">
            <text:p>146333.26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ublin &amp; DÃºn Laoghaire Education &amp; Training Board</text:p>
          </table:table-cell>
          <table:table-cell office:value-type="string" table:style-name="ce1">
            <text:p>Greenhills Community College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12</text:p>
          </table:table-cell>
          <table:table-cell office:value-type="float" office:value="433137.69" table:style-name="ce1">
            <text:p>433137.69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National Treasury Management Agency</text:p>
          </table:table-cell>
          <table:table-cell office:value-type="string" table:style-name="ce1">
            <text:p>Treasury Building<text:s/>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2</text:p>
          </table:table-cell>
          <table:table-cell office:value-type="float" office:value="783862.58" table:style-name="ce1">
            <text:p>783862.58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Trinity College Dublin</text:p>
          </table:table-cell>
          <table:table-cell office:value-type="string" table:style-name="ce1">
            <text:p>Unit 9 (Academic), TTEC, D 2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2</text:p>
          </table:table-cell>
          <table:table-cell office:value-type="float" office:value="11696.23" table:style-name="ce1">
            <text:p>11696.23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epartment of Employment &amp; Social Protection</text:p>
          </table:table-cell>
          <table:table-cell office:value-type="string" table:style-name="ce1">
            <text:p>Blanchardstown SWLO,Westend Retail Pk, Snugborough Rd, Dublin 15. V3420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15</text:p>
          </table:table-cell>
          <table:table-cell office:value-type="float" office:value="44537.06" table:style-name="ce1">
            <text:p>44537.06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University College Dublin</text:p>
          </table:table-cell>
          <table:table-cell office:value-type="string" table:style-name="ce1">
            <text:p>Newman House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2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HSE</text:p>
          </table:table-cell>
          <table:table-cell office:value-type="string" table:style-name="ce1">
            <text:p>Unit E3 Station Road, Crag Avenue, Clondalkin, Dublin 22</text:p>
          </table:table-cell>
          <table:table-cell office:value-type="string" table:style-name="ce1">
            <text:p>Healthcare Building</text:p>
          </table:table-cell>
          <table:table-cell office:value-type="string" table:style-name="ce1">
            <text:p>Dublin 22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HSE</text:p>
          </table:table-cell>
          <table:table-cell office:value-type="string" table:style-name="ce1">
            <text:p>165A Parnell Street, Dublin 01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(County)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ublin City Council</text:p>
          </table:table-cell>
          <table:table-cell office:value-type="string" table:style-name="ce1">
            <text:p>Markievicz Leisure Center Swimming Pool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2</text:p>
          </table:table-cell>
          <table:table-cell office:value-type="float" office:value="602901.31000000006" table:style-name="ce1">
            <text:p>602901.31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St. Michael's House</text:p>
          </table:table-cell>
          <table:table-cell office:value-type="string" table:style-name="ce1">
            <text:p>Goatstown</text:p>
          </table:table-cell>
          <table:table-cell office:value-type="string" table:style-name="ce1">
            <text:p>Healthcare Building</text:p>
          </table:table-cell>
          <table:table-cell office:value-type="string" table:style-name="ce1">
            <text:p>Dublin 14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Cheeverstown House</text:p>
          </table:table-cell>
          <table:table-cell office:value-type="string" table:style-name="ce1">
            <text:p>Cheeverstown House, Kilvare,Templeogue</text:p>
          </table:table-cell>
          <table:table-cell office:value-type="string" table:style-name="ce1">
            <text:p>Healthcare Building</text:p>
          </table:table-cell>
          <table:table-cell office:value-type="string" table:style-name="ce1">
            <text:p>Dublin 6W</text:p>
          </table:table-cell>
          <table:table-cell office:value-type="float" office:value="221498.73" table:style-name="ce1">
            <text:p>221498.73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HSE</text:p>
          </table:table-cell>
          <table:table-cell office:value-type="string" table:style-name="ce1">
            <text:p>Broomhill Ind Est, 44 Broomhill Close, Tallaght, Dublin 24</text:p>
          </table:table-cell>
          <table:table-cell office:value-type="string" table:style-name="ce1">
            <text:p>Healthcare Building</text:p>
          </table:table-cell>
          <table:table-cell office:value-type="string" table:style-name="ce1">
            <text:p>Dublin 24</text:p>
          </table:table-cell>
          <table:table-cell office:value-type="float" office:value="56136.87" table:style-name="ce1">
            <text:p>56136.87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ST BRIGIDS N S MERVILLE <text:s/>RD</text:p>
          </table:table-cell>
          <table:table-cell office:value-type="string" table:style-name="ce1">
            <text:p>Stillorgan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(County)</text:p>
          </table:table-cell>
          <table:table-cell office:value-type="float" office:value="47140.32" table:style-name="ce1">
            <text:p>47140.32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An Garda SÃ­ochÃ¡na</text:p>
          </table:table-cell>
          <table:table-cell office:value-type="string" table:style-name="ce1">
            <text:p>TERENURE ROAD WEST DUBLIN 6W CO. DUBLIN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(County)</text:p>
          </table:table-cell>
          <table:table-cell office:value-type="float" office:value="232732.24" table:style-name="ce1">
            <text:p>232732.24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HSE</text:p>
          </table:table-cell>
          <table:table-cell office:value-type="string" table:style-name="ce1">
            <text:p>1 Grangegorman Villas, Grangegorman, Dublin 7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7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Children's Health Ireland (CHI) at Crumlin</text:p>
          </table:table-cell>
          <table:table-cell office:value-type="string" table:style-name="ce1">
            <text:p>Pathology <text:s/>Building</text:p>
          </table:table-cell>
          <table:table-cell office:value-type="string" table:style-name="ce1">
            <text:p>Healthcare Building</text:p>
          </table:table-cell>
          <table:table-cell office:value-type="string" table:style-name="ce1">
            <text:p>Dublin 12</text:p>
          </table:table-cell>
          <table:table-cell office:value-type="float" office:value="59.53" table:style-name="ce1">
            <text:p>59.53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Mater Misericordiae University Hospital</text:p>
          </table:table-cell>
          <table:table-cell office:value-type="string" table:style-name="ce1">
            <text:p>Mater Hospital, Accounts Payable, Eccles Street</text:p>
          </table:table-cell>
          <table:table-cell office:value-type="string" table:style-name="ce1">
            <text:p>Healthcare Building</text:p>
          </table:table-cell>
          <table:table-cell office:value-type="string" table:style-name="ce1">
            <text:p>Dublin 7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ublin &amp; DÃºn Laoghaire Education &amp; Training Board</text:p>
          </table:table-cell>
          <table:table-cell office:value-type="string" table:style-name="ce1">
            <text:p>Kishoge Community College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(County)</text:p>
          </table:table-cell>
          <table:table-cell office:value-type="float" office:value="360963.26" table:style-name="ce1">
            <text:p>360963.26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The Irish Museum of Modern Art</text:p>
          </table:table-cell>
          <table:table-cell office:value-type="string" table:style-name="ce1">
            <text:p>MUSEUM BUILDING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8</text:p>
          </table:table-cell>
          <table:table-cell office:value-type="float" office:value="43841.71" table:style-name="ce1">
            <text:p>43841.71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Ãºn Laoghaire-Rathdown County Council</text:p>
          </table:table-cell>
          <table:table-cell office:value-type="string" table:style-name="ce1">
            <text:p>MOUNTTOWN COMMUNITY CENTRE, Meadowlands Avenue, Dun Laoghaire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(County)</text:p>
          </table:table-cell>
          <table:table-cell office:value-type="float" office:value="80473.73" table:style-name="ce1">
            <text:p>80473.73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Holy Spirit Junior Primary School</text:p>
          </table:table-cell>
          <table:table-cell office:value-type="string" table:style-name="ce1">
            <text:p>Holy Spirit Junior Primary School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12</text:p>
          </table:table-cell>
          <table:table-cell office:value-type="float" office:value="118945.84" table:style-name="ce1">
            <text:p>118945.84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Loreto High School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14</text:p>
          </table:table-cell>
          <table:table-cell office:value-type="float" office:value="133668.28" table:style-name="ce1">
            <text:p>133668.28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Saint John of God Community Services clg</text:p>
          </table:table-cell>
          <table:table-cell office:value-type="string" table:style-name="ce1">
            <text:p>Kildarton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(County)</text:p>
          </table:table-cell>
          <table:table-cell office:value-type="float" office:value="37540.339999999997" table:style-name="ce1">
            <text:p>37540.34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HSE</text:p>
          </table:table-cell>
          <table:table-cell office:value-type="string" table:style-name="ce1">
            <text:p>Health Centre, Main Street, Lusk, County Dublin</text:p>
          </table:table-cell>
          <table:table-cell office:value-type="string" table:style-name="ce1">
            <text:p>Healthcare Building</text:p>
          </table:table-cell>
          <table:table-cell office:value-type="string" table:style-name="ce1">
            <text:p>Dublin (County)</text:p>
          </table:table-cell>
          <table:table-cell office:value-type="float" office:value="17019.84" table:style-name="ce1">
            <text:p>17019.84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Cheeverstown House</text:p>
          </table:table-cell>
          <table:table-cell office:value-type="string" table:style-name="ce1">
            <text:p>Cheevesrtown House,Kilvare, Templeogue</text:p>
          </table:table-cell>
          <table:table-cell office:value-type="string" table:style-name="ce1">
            <text:p>Healthcare Building</text:p>
          </table:table-cell>
          <table:table-cell office:value-type="string" table:style-name="ce1">
            <text:p>Dublin 6W</text:p>
          </table:table-cell>
          <table:table-cell office:value-type="float" office:value="1593541.75" table:style-name="ce1">
            <text:p>1593541.75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epartment of Education &amp; Skills</text:p>
          </table:table-cell>
          <table:table-cell office:value-type="string" table:style-name="ce1">
            <text:p>DES, House 28, Marlborough Street, Dublin 1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1</text:p>
          </table:table-cell>
          <table:table-cell office:value-type="float" office:value="90411.07" table:style-name="ce1">
            <text:p>90411.07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ublin &amp; DÃºn Laoghaire Education &amp; Training Board</text:p>
          </table:table-cell>
          <table:table-cell office:value-type="string" table:style-name="ce1">
            <text:p>South Dublin Adult Ed 3 Quinns Rd Shankill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(County)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St. Michael's House</text:p>
          </table:table-cell>
          <table:table-cell office:value-type="string" table:style-name="ce1">
            <text:p>Finglas</text:p>
          </table:table-cell>
          <table:table-cell office:value-type="string" table:style-name="ce1">
            <text:p>Healthcare Building</text:p>
          </table:table-cell>
          <table:table-cell office:value-type="string" table:style-name="ce1">
            <text:p>Dublin 11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Electricity Supply Board</text:p>
          </table:table-cell>
          <table:table-cell office:value-type="string" table:style-name="ce1">
            <text:p>Osprey House, Lwr Grand Canal Street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2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ublin City Council</text:p>
          </table:table-cell>
          <table:table-cell office:value-type="string" table:style-name="ce1">
            <text:p>Finglas Library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11</text:p>
          </table:table-cell>
          <table:table-cell office:value-type="float" office:value="45639.4" table:style-name="ce1">
            <text:p>45639.4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Trinity College Dublin</text:p>
          </table:table-cell>
          <table:table-cell office:value-type="string" table:style-name="ce1">
            <text:p>Goldsmith Hall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2</text:p>
          </table:table-cell>
          <table:table-cell office:value-type="float" office:value="945548.56" table:style-name="ce1">
            <text:p>945548.56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St. Michael's House</text:p>
          </table:table-cell>
          <table:table-cell office:value-type="string" table:style-name="ce1">
            <text:p>Finglas</text:p>
          </table:table-cell>
          <table:table-cell office:value-type="string" table:style-name="ce1">
            <text:p>Healthcare Building</text:p>
          </table:table-cell>
          <table:table-cell office:value-type="string" table:style-name="ce1">
            <text:p>Dublin 11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ublin City Council</text:p>
          </table:table-cell>
          <table:table-cell office:value-type="string" table:style-name="ce1">
            <text:p>Tom Kelly House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6</text:p>
          </table:table-cell>
          <table:table-cell office:value-type="float" office:value="1628.11" table:style-name="ce1">
            <text:p>1628.11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St. Michael's House</text:p>
          </table:table-cell>
          <table:table-cell office:value-type="string" table:style-name="ce1">
            <text:p>Swords</text:p>
          </table:table-cell>
          <table:table-cell office:value-type="string" table:style-name="ce1">
            <text:p>Healthcare Building</text:p>
          </table:table-cell>
          <table:table-cell office:value-type="string" table:style-name="ce1">
            <text:p>Dublin (County)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Allied Irish Banks plc</text:p>
          </table:table-cell>
          <table:table-cell office:value-type="string" table:style-name="ce1">
            <text:p>Skerries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(County)</text:p>
          </table:table-cell>
          <table:table-cell office:value-type="float" office:value="17344.560000000001" table:style-name="ce1">
            <text:p>17344.56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Voluntary Health Insurance Board</text:p>
          </table:table-cell>
          <table:table-cell office:value-type="string" table:style-name="ce1">
            <text:p>VHI House, Abbey Street Lower, Dublin 1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1</text:p>
          </table:table-cell>
          <table:table-cell office:value-type="float" office:value="556441.09" table:style-name="ce1">
            <text:p>556441.09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St. Vincent's Hospital Fairview</text:p>
          </table:table-cell>
          <table:table-cell office:value-type="string" table:style-name="ce1">
            <text:p>Substance Abuse Gatelodge</text:p>
          </table:table-cell>
          <table:table-cell office:value-type="string" table:style-name="ce1">
            <text:p>Healthcare Building</text:p>
          </table:table-cell>
          <table:table-cell office:value-type="string" table:style-name="ce1">
            <text:p>Dublin 3</text:p>
          </table:table-cell>
          <table:table-cell office:value-type="float" office:value="23082.18" table:style-name="ce1">
            <text:p>23082.18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Ervia (Business Services)</text:p>
          </table:table-cell>
          <table:table-cell office:value-type="string" table:style-name="ce1">
            <text:p>Donmoy House - Finglas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11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Mount Anville Primary School</text:p>
          </table:table-cell>
          <table:table-cell office:value-type="string" table:style-name="ce1">
            <text:p>Mt Anville PS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(County)</text:p>
          </table:table-cell>
          <table:table-cell office:value-type="float" office:value="198992.02" table:style-name="ce1">
            <text:p>198992.02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epartment of Culture, Heritage &amp; the Gaeltacht</text:p>
          </table:table-cell>
          <table:table-cell office:value-type="string" table:style-name="ce1">
            <text:p>23 Kildare Street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2</text:p>
          </table:table-cell>
          <table:table-cell office:value-type="float" office:value="10668.51" table:style-name="ce1">
            <text:p>10668.51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St Michaels College Ailesbury Road 60561G</text:p>
          </table:table-cell>
          <table:table-cell office:value-type="string" table:style-name="ce1">
            <text:p>Ailesbury Road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4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Cheeverstown House</text:p>
          </table:table-cell>
          <table:table-cell office:value-type="string" table:style-name="ce1">
            <text:p>19 Monalea Wood Firhouse,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24</text:p>
          </table:table-cell>
          <table:table-cell office:value-type="float" office:value="80124.66" table:style-name="ce1">
            <text:p>80124.66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HSE</text:p>
          </table:table-cell>
          <table:table-cell office:value-type="string" table:style-name="ce1">
            <text:p>Health Centre, 150 Cromcastle Road, Coolock, Dublin 5</text:p>
          </table:table-cell>
          <table:table-cell office:value-type="string" table:style-name="ce1">
            <text:p>Healthcare Building</text:p>
          </table:table-cell>
          <table:table-cell office:value-type="string" table:style-name="ce1">
            <text:p>Dublin 5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Trinity College Dublin</text:p>
          </table:table-cell>
          <table:table-cell office:value-type="string" table:style-name="ce1">
            <text:p>Unit 9 (Academic Landlord), TTEC, D2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2</text:p>
          </table:table-cell>
          <table:table-cell office:value-type="float" office:value="19751.09" table:style-name="ce1">
            <text:p>19751.09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epartment of Employment &amp; Social Protection</text:p>
          </table:table-cell>
          <table:table-cell office:value-type="string" table:style-name="ce1">
            <text:p>Clondalkin Intreo, Ninth Lock Rd., Clondalkin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22</text:p>
          </table:table-cell>
          <table:table-cell office:value-type="float" office:value="158610.39000000001" table:style-name="ce1">
            <text:p>158610.39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Electricity Supply Board</text:p>
          </table:table-cell>
          <table:table-cell office:value-type="string" table:style-name="ce1">
            <text:p>Dublin Airport Central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(County)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aa plc</text:p>
          </table:table-cell>
          <table:table-cell office:value-type="string" table:style-name="ce1">
            <text:p>Hangar 1 - GNIB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(County)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CARYSFORT NS</text:p>
          </table:table-cell>
          <table:table-cell office:value-type="string" table:style-name="ce1">
            <text:p>Carysfort NS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(County)</text:p>
          </table:table-cell>
          <table:table-cell office:value-type="float" office:value="40273.4" table:style-name="ce1">
            <text:p>40273.4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HSE</text:p>
          </table:table-cell>
          <table:table-cell office:value-type="string" table:style-name="ce1">
            <text:p>St Clares Home, 503A Griffith Avenue Ext, Griffith Ave, Dublin 9</text:p>
          </table:table-cell>
          <table:table-cell office:value-type="string" table:style-name="ce1">
            <text:p>Healthcare Building</text:p>
          </table:table-cell>
          <table:table-cell office:value-type="string" table:style-name="ce1">
            <text:p>Dublin 9</text:p>
          </table:table-cell>
          <table:table-cell office:value-type="float" office:value="647979.66" table:style-name="ce1">
            <text:p>647979.66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HSE</text:p>
          </table:table-cell>
          <table:table-cell office:value-type="string" table:style-name="ce1">
            <text:p>Carmichael House, 9 Morning Star Avenue, Grangegorman, Dublin 7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7</text:p>
          </table:table-cell>
          <table:table-cell office:value-type="float" office:value="136850.54" table:style-name="ce1">
            <text:p>136850.54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S N SAN VINSEANN CAILIN</text:p>
          </table:table-cell>
          <table:table-cell office:value-type="string" table:style-name="ce1">
            <text:p>Boys School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1</text:p>
          </table:table-cell>
          <table:table-cell office:value-type="float" office:value="136825.28" table:style-name="ce1">
            <text:p>136825.28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City of Dublin Education &amp; Training Board</text:p>
          </table:table-cell>
          <table:table-cell office:value-type="string" table:style-name="ce1">
            <text:p>Pavilion, Swords Road, Whitehall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9</text:p>
          </table:table-cell>
          <table:table-cell office:value-type="float" office:value="11566.35" table:style-name="ce1">
            <text:p>11566.35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HSE</text:p>
          </table:table-cell>
          <table:table-cell office:value-type="string" table:style-name="ce1">
            <text:p>G P Health Centre, Brookfield Road, Tallaght, Dublin 24</text:p>
          </table:table-cell>
          <table:table-cell office:value-type="string" table:style-name="ce1">
            <text:p>Healthcare Building</text:p>
          </table:table-cell>
          <table:table-cell office:value-type="string" table:style-name="ce1">
            <text:p>Dublin 24</text:p>
          </table:table-cell>
          <table:table-cell office:value-type="float" office:value="56708.74" table:style-name="ce1">
            <text:p>56708.74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epartment of Employment &amp; Social Protection</text:p>
          </table:table-cell>
          <table:table-cell office:value-type="string" table:style-name="ce1">
            <text:p>IT TrainingParnell Square,Dublin 1.V2891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1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SOLAS</text:p>
          </table:table-cell>
          <table:table-cell office:value-type="string" table:style-name="ce1">
            <text:p>SOLAS (formerly F?S) Training Centre, Ballyfermot Hill, Kylemore Road, Ballyfermot, Dublin 10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10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Revenue Commissioners</text:p>
          </table:table-cell>
          <table:table-cell office:value-type="string" table:style-name="ce1">
            <text:p>Furry Park, <text:s/>Santry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9</text:p>
          </table:table-cell>
          <table:table-cell office:value-type="float" office:value="295544.81" table:style-name="ce1">
            <text:p>295544.81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St Marys Secondary School Brookwood Meadow</text:p>
          </table:table-cell>
          <table:table-cell office:value-type="string" table:style-name="ce1">
            <text:p>Prep Room - Room 2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5</text:p>
          </table:table-cell>
          <table:table-cell office:value-type="float" office:value="389.66" table:style-name="ce1">
            <text:p>389.66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Irish Prison Service</text:p>
          </table:table-cell>
          <table:table-cell office:value-type="string" table:style-name="ce1">
            <text:p>44 Arbour Hill, Arbour Hill, Dublin 7</text:p>
          </table:table-cell>
          <table:table-cell office:value-type="string" table:style-name="ce1">
            <text:p>Healthcare Building</text:p>
          </table:table-cell>
          <table:table-cell office:value-type="string" table:style-name="ce1">
            <text:p>Dublin 7</text:p>
          </table:table-cell>
          <table:table-cell office:value-type="float" office:value="347058.93" table:style-name="ce1">
            <text:p>347058.93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Garda Inspectorate<text:s/></text:p>
          </table:table-cell>
          <table:table-cell office:value-type="string" table:style-name="ce1">
            <text:p>Basement Apt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2</text:p>
          </table:table-cell>
          <table:table-cell office:value-type="float" office:value="8398.52" table:style-name="ce1">
            <text:p>8398.52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HSE</text:p>
          </table:table-cell>
          <table:table-cell office:value-type="string" table:style-name="ce1">
            <text:p>Hawthorns, Stillorgan Grove, Stillorgan, County Dublin</text:p>
          </table:table-cell>
          <table:table-cell office:value-type="string" table:style-name="ce1">
            <text:p>Healthcare Building</text:p>
          </table:table-cell>
          <table:table-cell office:value-type="string" table:style-name="ce1">
            <text:p>Dublin (County)</text:p>
          </table:table-cell>
          <table:table-cell office:value-type="float" office:value="400563.77" table:style-name="ce1">
            <text:p>400563.77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Royal Hospital</text:p>
          </table:table-cell>
          <table:table-cell office:value-type="string" table:style-name="ce1">
            <text:p>Royal Hospital</text:p>
          </table:table-cell>
          <table:table-cell office:value-type="string" table:style-name="ce1">
            <text:p>Healthcare Building</text:p>
          </table:table-cell>
          <table:table-cell office:value-type="string" table:style-name="ce1">
            <text:p>Dublin 4</text:p>
          </table:table-cell>
          <table:table-cell office:value-type="float" office:value="21333.200000000001" table:style-name="ce1">
            <text:p>21333.2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ublin City Council</text:p>
          </table:table-cell>
          <table:table-cell office:value-type="string" table:style-name="ce1">
            <text:p>Mellowes Road Civic Office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11</text:p>
          </table:table-cell>
          <table:table-cell office:value-type="float" office:value="97437.65" table:style-name="ce1">
            <text:p>97437.65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aughters of Charity â€“ Child &amp; Family Services</text:p>
          </table:table-cell>
          <table:table-cell office:value-type="string" table:style-name="ce1">
            <text:p>North William Street<text:s/>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1</text:p>
          </table:table-cell>
          <table:table-cell office:value-type="float" office:value="22350.66" table:style-name="ce1">
            <text:p>22350.66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epartment of Education &amp; Skills</text:p>
          </table:table-cell>
          <table:table-cell office:value-type="string" table:style-name="ce1">
            <text:p>ESBS, Floor 6, The Liberty Centre, Blanchardstown Retail Park, Dublin 15 D15YT2H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15</text:p>
          </table:table-cell>
          <table:table-cell office:value-type="float" office:value="181189.28" table:style-name="ce1">
            <text:p>181189.28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Powerstown Educate Together National School</text:p>
          </table:table-cell>
          <table:table-cell office:value-type="string" table:style-name="ce1">
            <text:p>Powerstown Educate Together NS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15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The Irish Museum of Modern Art</text:p>
          </table:table-cell>
          <table:table-cell office:value-type="string" table:style-name="ce1">
            <text:p>MUSEUM BUILDING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8</text:p>
          </table:table-cell>
          <table:table-cell office:value-type="float" office:value="2904268.62" table:style-name="ce1">
            <text:p>2904268.62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Cheeverstown House</text:p>
          </table:table-cell>
          <table:table-cell office:value-type="string" table:style-name="ce1">
            <text:p>71 Kiltipper Drive,Aylesbury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24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HSE</text:p>
          </table:table-cell>
          <table:table-cell office:value-type="string" table:style-name="ce1">
            <text:p>Baggot Street Community Hospital</text:p>
          </table:table-cell>
          <table:table-cell office:value-type="string" table:style-name="ce1">
            <text:p>Healthcare Building</text:p>
          </table:table-cell>
          <table:table-cell office:value-type="string" table:style-name="ce1">
            <text:p>Dublin 18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St Marks Community School</text:p>
          </table:table-cell>
          <table:table-cell office:value-type="string" table:style-name="ce1">
            <text:p>at science block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24</text:p>
          </table:table-cell>
          <table:table-cell office:value-type="float" office:value="524396.64" table:style-name="ce1">
            <text:p>524396.64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St. Michael's House</text:p>
          </table:table-cell>
          <table:table-cell office:value-type="string" table:style-name="ce1">
            <text:p>Artane</text:p>
          </table:table-cell>
          <table:table-cell office:value-type="string" table:style-name="ce1">
            <text:p>Healthcare Building</text:p>
          </table:table-cell>
          <table:table-cell office:value-type="string" table:style-name="ce1">
            <text:p>Dublin 5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Sandford Park School Ltd</text:p>
          </table:table-cell>
          <table:table-cell office:value-type="string" table:style-name="ce1">
            <text:p>RANELAGH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6</text:p>
          </table:table-cell>
          <table:table-cell office:value-type="float" office:value="99537.5" table:style-name="ce1">
            <text:p>99537.5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St. Michael's House</text:p>
          </table:table-cell>
          <table:table-cell office:value-type="string" table:style-name="ce1">
            <text:p>Phibsboro</text:p>
          </table:table-cell>
          <table:table-cell office:value-type="string" table:style-name="ce1">
            <text:p>Healthcare Building</text:p>
          </table:table-cell>
          <table:table-cell office:value-type="string" table:style-name="ce1">
            <text:p>Dublin 3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epartment of Transport, Tourism &amp; Sport</text:p>
          </table:table-cell>
          <table:table-cell office:value-type="string" table:style-name="ce1">
            <text:p>25 Clare Street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2</text:p>
          </table:table-cell>
          <table:table-cell office:value-type="float" office:value="204105.35" table:style-name="ce1">
            <text:p>204105.35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ublin 7 EDUCATE TOGETHER NS</text:p>
          </table:table-cell>
          <table:table-cell office:value-type="string" table:style-name="ce1">
            <text:p>Dublin 7 Educate Together NS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7</text:p>
          </table:table-cell>
          <table:table-cell table:style-name="ce1"/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Ãºn Laoghaire Institute of Art, Design &amp; Technology<text:s/></text:p>
          </table:table-cell>
          <table:table-cell office:value-type="string" table:style-name="ce1">
            <text:p>Media Cube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(County)</text:p>
          </table:table-cell>
          <table:table-cell office:value-type="float" office:value="77636.039999999994" table:style-name="ce1">
            <text:p>77636.04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GAELSCOIL CHOLAISTE MHUIRE</text:p>
          </table:table-cell>
          <table:table-cell office:value-type="string" table:style-name="ce1">
            <text:p>yard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1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St. Michael's House</text:p>
          </table:table-cell>
          <table:table-cell office:value-type="string" table:style-name="ce1">
            <text:p>Glasnevin</text:p>
          </table:table-cell>
          <table:table-cell office:value-type="string" table:style-name="ce1">
            <text:p>Healthcare Building</text:p>
          </table:table-cell>
          <table:table-cell office:value-type="string" table:style-name="ce1">
            <text:p>Dublin 9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HSE</text:p>
          </table:table-cell>
          <table:table-cell office:value-type="string" table:style-name="ce1">
            <text:p>St Michaels Hospital, 99 Georges Street Lower, Dun Laoghaire, Co. Dublin</text:p>
          </table:table-cell>
          <table:table-cell office:value-type="string" table:style-name="ce1">
            <text:p>Healthcare Building</text:p>
          </table:table-cell>
          <table:table-cell office:value-type="string" table:style-name="ce1">
            <text:p>Dublin (County)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HSE</text:p>
          </table:table-cell>
          <table:table-cell office:value-type="string" table:style-name="ce1">
            <text:p>Lucan Road, Chapelizod, Dublin 20</text:p>
          </table:table-cell>
          <table:table-cell office:value-type="string" table:style-name="ce1">
            <text:p>Healthcare Building</text:p>
          </table:table-cell>
          <table:table-cell office:value-type="string" table:style-name="ce1">
            <text:p>Dublin 20</text:p>
          </table:table-cell>
          <table:table-cell office:value-type="float" office:value="965396.17" table:style-name="ce1">
            <text:p>965396.17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aa plc</text:p>
          </table:table-cell>
          <table:table-cell office:value-type="string" table:style-name="ce1">
            <text:p>DCP-16 Carpenters and Painters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(County)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Royal College of Surgeons in Ireland</text:p>
          </table:table-cell>
          <table:table-cell office:value-type="string" table:style-name="ce1">
            <text:p>Ardilaun Block B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2</text:p>
          </table:table-cell>
          <table:table-cell office:value-type="float" office:value="194414.81" table:style-name="ce1">
            <text:p>194414.81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St. Michael's House</text:p>
          </table:table-cell>
          <table:table-cell office:value-type="string" table:style-name="ce1">
            <text:p>Raheny</text:p>
          </table:table-cell>
          <table:table-cell office:value-type="string" table:style-name="ce1">
            <text:p>Healthcare Building</text:p>
          </table:table-cell>
          <table:table-cell office:value-type="string" table:style-name="ce1">
            <text:p>Dublin 5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ST MARKS JUNIOR N S</text:p>
          </table:table-cell>
          <table:table-cell office:value-type="string" table:style-name="ce1">
            <text:p>External to boiler house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24</text:p>
          </table:table-cell>
          <table:table-cell office:value-type="float" office:value="221596.14" table:style-name="ce1">
            <text:p>221596.14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National Rehabilitation Hospital</text:p>
          </table:table-cell>
          <table:table-cell office:value-type="string" table:style-name="ce1">
            <text:p>Kitchen 1, Rochestown avenue</text:p>
          </table:table-cell>
          <table:table-cell office:value-type="string" table:style-name="ce1">
            <text:p>Healthcare Building</text:p>
          </table:table-cell>
          <table:table-cell office:value-type="string" table:style-name="ce1">
            <text:p>Dublin (County)</text:p>
          </table:table-cell>
          <table:table-cell office:value-type="float" office:value="-1274.53" table:style-name="ce1">
            <text:p>-1274.53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St Patricks Cathedral GS</text:p>
          </table:table-cell>
          <table:table-cell office:value-type="string" table:style-name="ce1">
            <text:p>C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8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Irish Prison Service</text:p>
          </table:table-cell>
          <table:table-cell office:value-type="string" table:style-name="ce1">
            <text:p>Equality &amp; Law Reform, Arbour Hill, Arbour Hill, Dublin 7</text:p>
          </table:table-cell>
          <table:table-cell office:value-type="string" table:style-name="ce1">
            <text:p>Healthcare Building</text:p>
          </table:table-cell>
          <table:table-cell office:value-type="string" table:style-name="ce1">
            <text:p>Dublin 7</text:p>
          </table:table-cell>
          <table:table-cell office:value-type="float" office:value="148779.49" table:style-name="ce1">
            <text:p>148779.49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ublin &amp; DÃºn Laoghaire Education &amp; Training Board</text:p>
          </table:table-cell>
          <table:table-cell office:value-type="string" table:style-name="ce1">
            <text:p>CFE Dundrum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14</text:p>
          </table:table-cell>
          <table:table-cell office:value-type="float" office:value="69837.350000000006" table:style-name="ce1">
            <text:p>69837.35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HSE</text:p>
          </table:table-cell>
          <table:table-cell office:value-type="string" table:style-name="ce1">
            <text:p>26/29, Old Kilmainham, Kilmainham, Dublin 8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8</text:p>
          </table:table-cell>
          <table:table-cell office:value-type="float" office:value="91366.29" table:style-name="ce1">
            <text:p>91366.29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Fingal County Council</text:p>
          </table:table-cell>
          <table:table-cell office:value-type="string" table:style-name="ce1">
            <text:p>Malahide Public Library, The Mall, Malahide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(County)</text:p>
          </table:table-cell>
          <table:table-cell office:value-type="float" office:value="128980.59" table:style-name="ce1">
            <text:p>128980.59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St Raphaelas Secondary School</text:p>
          </table:table-cell>
          <table:table-cell office:value-type="string" table:style-name="ce1">
            <text:p>Boiler house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(County)</text:p>
          </table:table-cell>
          <table:table-cell office:value-type="float" office:value="289141.51" table:style-name="ce1">
            <text:p>289141.51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An Garda SÃ­ochÃ¡na</text:p>
          </table:table-cell>
          <table:table-cell office:value-type="string" table:style-name="ce1">
            <text:p>SCHENGEN UNIT GARDA HQ PHOENIX PARK DUBLIN 8 CO. DUBLIN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8</text:p>
          </table:table-cell>
          <table:table-cell office:value-type="float" office:value="130010.67" table:style-name="ce1">
            <text:p>130010.67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HSE</text:p>
          </table:table-cell>
          <table:table-cell office:value-type="string" table:style-name="ce1">
            <text:p>Central Mental Hospital, 151 Dundrum Road, Dundrum, Dublin 14</text:p>
          </table:table-cell>
          <table:table-cell office:value-type="string" table:style-name="ce1">
            <text:p>Healthcare Building</text:p>
          </table:table-cell>
          <table:table-cell office:value-type="string" table:style-name="ce1">
            <text:p>Dublin 14</text:p>
          </table:table-cell>
          <table:table-cell office:value-type="float" office:value="890466.13" table:style-name="ce1">
            <text:p>890466.13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An Garda SÃ­ochÃ¡na</text:p>
          </table:table-cell>
          <table:table-cell office:value-type="string" table:style-name="ce1">
            <text:p>BOILER HOUSE GARDA DEPOT 11 PHOENIX PARK DUBLIN 8 CO. DUBLIN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8</text:p>
          </table:table-cell>
          <table:table-cell office:value-type="float" office:value="89496.44" table:style-name="ce1">
            <text:p>89496.44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aughters of Charity - Intellectual Disability Services</text:p>
          </table:table-cell>
          <table:table-cell office:value-type="string" table:style-name="ce1">
            <text:p>St Rosalies Centre, Convent Lane, Portmarnock,</text:p>
          </table:table-cell>
          <table:table-cell office:value-type="string" table:style-name="ce1">
            <text:p>Healthcare Building</text:p>
          </table:table-cell>
          <table:table-cell office:value-type="string" table:style-name="ce1">
            <text:p>Dublin (County)</text:p>
          </table:table-cell>
          <table:table-cell office:value-type="float" office:value="191773.32" table:style-name="ce1">
            <text:p>191773.32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ublin City Council</text:p>
          </table:table-cell>
          <table:table-cell office:value-type="string" table:style-name="ce1">
            <text:p>Lorcan O'Toole Court Community Area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12</text:p>
          </table:table-cell>
          <table:table-cell office:value-type="float" office:value="32993.360000000001" table:style-name="ce1">
            <text:p>32993.36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aa plc</text:p>
          </table:table-cell>
          <table:table-cell office:value-type="string" table:style-name="ce1">
            <text:p>Garden Terrace T1X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(County)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Saint John of God Community Services clg</text:p>
          </table:table-cell>
          <table:table-cell office:value-type="string" table:style-name="ce1">
            <text:p>Las Granadas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24</text:p>
          </table:table-cell>
          <table:table-cell office:value-type="float" office:value="390560.59" table:style-name="ce1">
            <text:p>390560.59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ublin City Council</text:p>
          </table:table-cell>
          <table:table-cell office:value-type="string" table:style-name="ce1">
            <text:p>Drumcondra Library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9</text:p>
          </table:table-cell>
          <table:table-cell office:value-type="float" office:value="39465.21" table:style-name="ce1">
            <text:p>39465.21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Cheeverstown House</text:p>
          </table:table-cell>
          <table:table-cell office:value-type="string" table:style-name="ce1">
            <text:p>3 Hillcrest,Templeogue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6W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St Paul's CBS</text:p>
          </table:table-cell>
          <table:table-cell office:value-type="string" table:style-name="ce1">
            <text:p>St Paul's CBS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7</text:p>
          </table:table-cell>
          <table:table-cell office:value-type="float" office:value="179964.33" table:style-name="ce1">
            <text:p>179964.33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St. Michael's House</text:p>
          </table:table-cell>
          <table:table-cell office:value-type="string" table:style-name="ce1">
            <text:p>Santry</text:p>
          </table:table-cell>
          <table:table-cell office:value-type="string" table:style-name="ce1">
            <text:p>Healthcare Building</text:p>
          </table:table-cell>
          <table:table-cell office:value-type="string" table:style-name="ce1">
            <text:p>Dublin 9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An Garda SÃ­ochÃ¡na</text:p>
          </table:table-cell>
          <table:table-cell office:value-type="string" table:style-name="ce1">
            <text:p>GARDA SPORTS PAVILLION 11 PHOENIX PARK DUBLIN 8 CO. DUBLIN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8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Firhouse Educate Together National School<text:s/></text:p>
          </table:table-cell>
          <table:table-cell office:value-type="string" table:style-name="ce1">
            <text:p>Dublin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24</text:p>
          </table:table-cell>
          <table:table-cell office:value-type="float" office:value="91451.07" table:style-name="ce1">
            <text:p>91451.07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aughters of Charity - Intellectual Disability Services</text:p>
          </table:table-cell>
          <table:table-cell office:value-type="string" table:style-name="ce1">
            <text:p>Daughters Of Charity, Administrator St Josephs, Apt 3, Clonsilla,</text:p>
          </table:table-cell>
          <table:table-cell office:value-type="string" table:style-name="ce1">
            <text:p>Healthcare Building</text:p>
          </table:table-cell>
          <table:table-cell office:value-type="string" table:style-name="ce1">
            <text:p>Dublin 15</text:p>
          </table:table-cell>
          <table:table-cell office:value-type="float" office:value="55725.56" table:style-name="ce1">
            <text:p>55725.56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HSE</text:p>
          </table:table-cell>
          <table:table-cell office:value-type="string" table:style-name="ce1">
            <text:p>Richmond Road, Fairview, Dublin 3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3</text:p>
          </table:table-cell>
          <table:table-cell office:value-type="float" office:value="2510799.98" table:style-name="ce1">
            <text:p>2510799.98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ST PAULS JUNIOR NATIONAL SCHOOL</text:p>
          </table:table-cell>
          <table:table-cell office:value-type="string" table:style-name="ce1">
            <text:p>Ayrfield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13</text:p>
          </table:table-cell>
          <table:table-cell office:value-type="float" office:value="197473.06" table:style-name="ce1">
            <text:p>197473.06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Royal Hospital</text:p>
          </table:table-cell>
          <table:table-cell office:value-type="string" table:style-name="ce1">
            <text:p>Royal Hospital</text:p>
          </table:table-cell>
          <table:table-cell office:value-type="string" table:style-name="ce1">
            <text:p>Healthcare Building</text:p>
          </table:table-cell>
          <table:table-cell office:value-type="string" table:style-name="ce1">
            <text:p>Dublin 4</text:p>
          </table:table-cell>
          <table:table-cell office:value-type="float" office:value="18201.46" table:style-name="ce1">
            <text:p>18201.46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ublin &amp; DÃºn Laoghaire Education &amp; Training Board</text:p>
          </table:table-cell>
          <table:table-cell office:value-type="string" table:style-name="ce1">
            <text:p>Ad Ed Mulgrave Street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(County)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SCOIL NA MAIGHDINE MHUIRE BOY</text:p>
          </table:table-cell>
          <table:table-cell office:value-type="string" table:style-name="ce1">
            <text:p>Our Lady's Boys National School Ballinteer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16</text:p>
          </table:table-cell>
          <table:table-cell office:value-type="float" office:value="110663.67" table:style-name="ce1">
            <text:p>110663.67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ublin Institute of Technology</text:p>
          </table:table-cell>
          <table:table-cell office:value-type="string" table:style-name="ce1">
            <text:p>DIT Rathmines School of Music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6</text:p>
          </table:table-cell>
          <table:table-cell office:value-type="float" office:value="353005.82" table:style-name="ce1">
            <text:p>353005.82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Peamount Hospital Newcastle</text:p>
          </table:table-cell>
          <table:table-cell office:value-type="string" table:style-name="ce1">
            <text:p>Peamount Hospital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(County)</text:p>
          </table:table-cell>
          <table:table-cell office:value-type="float" office:value="739535.37" table:style-name="ce1">
            <text:p>739535.37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Coombe Women &amp; Infants University Hospital</text:p>
          </table:table-cell>
          <table:table-cell office:value-type="string" table:style-name="ce1">
            <text:p>Coombe Cafe Entrance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8</text:p>
          </table:table-cell>
          <table:table-cell office:value-type="float" office:value="35319.61" table:style-name="ce1">
            <text:p>35319.61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HSE</text:p>
          </table:table-cell>
          <table:table-cell office:value-type="string" table:style-name="ce1">
            <text:p>UE Westland Park Willow, Nangor Road, Clondalkin, Dublin 22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22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Electricity Supply Board</text:p>
          </table:table-cell>
          <table:table-cell office:value-type="string" table:style-name="ce1">
            <text:p>Swift Square, Santry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(County)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Holywell Educate Together National School</text:p>
          </table:table-cell>
          <table:table-cell office:value-type="string" table:style-name="ce1">
            <text:p>Holywell ETNS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(County)</text:p>
          </table:table-cell>
          <table:table-cell office:value-type="float" office:value="110663.67" table:style-name="ce1">
            <text:p>110663.67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SCOIL NAIS CAITRIONA</text:p>
          </table:table-cell>
          <table:table-cell office:value-type="string" table:style-name="ce1">
            <text:p>ST.CATHERINES rush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(County)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Fingal County Council</text:p>
          </table:table-cell>
          <table:table-cell office:value-type="string" table:style-name="ce1">
            <text:p>Water Services Depot, Ballycoolin IDA, Dublin 15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15</text:p>
          </table:table-cell>
          <table:table-cell office:value-type="float" office:value="109653.43" table:style-name="ce1">
            <text:p>109653.43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Financial Services and Pensions Ombudsman</text:p>
          </table:table-cell>
          <table:table-cell office:value-type="string" table:style-name="ce1">
            <text:p>Lincoln House, Lincoln Place,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2</text:p>
          </table:table-cell>
          <table:table-cell office:value-type="float" office:value="85483.74" table:style-name="ce1">
            <text:p>85483.74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Allied Irish Banks plc</text:p>
          </table:table-cell>
          <table:table-cell office:value-type="string" table:style-name="ce1">
            <text:p>Vodafone Datacentre (Omega)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15</text:p>
          </table:table-cell>
          <table:table-cell office:value-type="float" office:value="65179.02" table:style-name="ce1">
            <text:p>65179.02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Central Remedial Clinic</text:p>
          </table:table-cell>
          <table:table-cell office:value-type="string" table:style-name="ce1">
            <text:p>Firhouse Day Activity Centre Firhouse</text:p>
          </table:table-cell>
          <table:table-cell office:value-type="string" table:style-name="ce1">
            <text:p>Healthcare Building</text:p>
          </table:table-cell>
          <table:table-cell office:value-type="string" table:style-name="ce1">
            <text:p>Dublin 24</text:p>
          </table:table-cell>
          <table:table-cell office:value-type="float" office:value="35890.58" table:style-name="ce1">
            <text:p>35890.58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ublin Institute of Technology</text:p>
          </table:table-cell>
          <table:table-cell office:value-type="string" table:style-name="ce1">
            <text:p>35 New Bride Street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8</text:p>
          </table:table-cell>
          <table:table-cell office:value-type="float" office:value="12432.27" table:style-name="ce1">
            <text:p>12432.27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Office of the Comptroller &amp; Auditor General</text:p>
          </table:table-cell>
          <table:table-cell office:value-type="string" table:style-name="ce1">
            <text:p>3A Mayor Street Upper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1</text:p>
          </table:table-cell>
          <table:table-cell office:value-type="float" office:value="270450.7" table:style-name="ce1">
            <text:p>270450.7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Defence Forces</text:p>
          </table:table-cell>
          <table:table-cell office:value-type="string" table:style-name="ce1">
            <text:p>No.1 Hanger Casement Aerodrome</text:p>
          </table:table-cell>
          <table:table-cell office:value-type="string" table:style-name="ce1">
            <text:p>Other Building</text:p>
          </table:table-cell>
          <table:table-cell office:value-type="string" table:style-name="ce1">
            <text:p>Dublin (County)</text:p>
          </table:table-cell>
          <table:table-cell office:value-type="float" office:value="180182.62" table:style-name="ce1">
            <text:p>180182.62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HSE</text:p>
          </table:table-cell>
          <table:table-cell office:value-type="string" table:style-name="ce1">
            <text:p>Environmental Heatlh Service - Northumberland House, 12 Northumberland Avenue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(County)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Saint John of God Community Services clg</text:p>
          </table:table-cell>
          <table:table-cell office:value-type="string" table:style-name="ce1">
            <text:p>Dunmore House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(County)</text:p>
          </table:table-cell>
          <table:table-cell office:value-type="float" office:value="488460.21" table:style-name="ce1">
            <text:p>488460.21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Saint John of God Community Services clg</text:p>
          </table:table-cell>
          <table:table-cell office:value-type="string" table:style-name="ce1">
            <text:p>Lucena Tallaght</text:p>
          </table:table-cell>
          <table:table-cell office:value-type="string" table:style-name="ce1">
            <text:p>Healthcare Building</text:p>
          </table:table-cell>
          <table:table-cell office:value-type="string" table:style-name="ce1">
            <text:p>Dublin 24</text:p>
          </table:table-cell>
          <table:table-cell office:value-type="float" office:value="156215.57999999999" table:style-name="ce1">
            <text:p>156215.58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Templeogue College</text:p>
          </table:table-cell>
          <table:table-cell office:value-type="string" table:style-name="ce1">
            <text:p>Compound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6W</text:p>
          </table:table-cell>
          <table:table-cell office:value-type="float" office:value="195993.78" table:style-name="ce1">
            <text:p>195993.78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HSE</text:p>
          </table:table-cell>
          <table:table-cell office:value-type="string" table:style-name="ce1">
            <text:p>Thomas Court Centre, 26 Hanbury Lane, The Coombe, Dublin 8</text:p>
          </table:table-cell>
          <table:table-cell office:value-type="string" table:style-name="ce1">
            <text:p>Healthcare Building</text:p>
          </table:table-cell>
          <table:table-cell office:value-type="string" table:style-name="ce1">
            <text:p>Dublin 8</text:p>
          </table:table-cell>
          <table:table-cell office:value-type="float" office:value="136229.06" table:style-name="ce1">
            <text:p>136229.06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Allied Irish Banks plc</text:p>
          </table:table-cell>
          <table:table-cell office:value-type="string" table:style-name="ce1">
            <text:p>Sandymount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4</text:p>
          </table:table-cell>
          <table:table-cell office:value-type="float" office:value="19819.650000000001" table:style-name="ce1">
            <text:p>19819.65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OUR LADY QUEEN OF APOSTLES</text:p>
          </table:table-cell>
          <table:table-cell office:value-type="string" table:style-name="ce1">
            <text:p>School</text:p>
          </table:table-cell>
          <table:table-cell office:value-type="string" table:style-name="ce1">
            <text:p>Education Building</text:p>
          </table:table-cell>
          <table:table-cell office:value-type="string" table:style-name="ce1">
            <text:p>Dublin 22</text:p>
          </table:table-cell>
          <table:table-cell office:value-type="float" office:value="147159.5" table:style-name="ce1">
            <text:p>147159.5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HSE</text:p>
          </table:table-cell>
          <table:table-cell office:value-type="string" table:style-name="ce1">
            <text:p>Dartmouth House, Kylemore Road, Ballyfermot, Dublin 10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10</text:p>
          </table:table-cell>
          <table:table-cell office:value-type="float" office:value="63563.040000000001" table:style-name="ce1">
            <text:p>63563.04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An Garda SÃ­ochÃ¡na</text:p>
          </table:table-cell>
          <table:table-cell office:value-type="string" table:style-name="ce1">
            <text:p>RATHGAR ROAD DUBLIN 6 CO. DUBLIN</text:p>
          </table:table-cell>
          <table:table-cell office:value-type="string" table:style-name="ce1">
            <text:p>Office Building</text:p>
          </table:table-cell>
          <table:table-cell office:value-type="string" table:style-name="ce1">
            <text:p>Dublin 6</text:p>
          </table:table-cell>
          <table:table-cell office:value-type="float" office:value="106135.63" table:style-name="ce1">
            <text:p>106135.63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St. Michael's House</text:p>
          </table:table-cell>
          <table:table-cell office:value-type="string" table:style-name="ce1">
            <text:p>Killester</text:p>
          </table:table-cell>
          <table:table-cell office:value-type="string" table:style-name="ce1">
            <text:p>Healthcare Building</text:p>
          </table:table-cell>
          <table:table-cell office:value-type="string" table:style-name="ce1">
            <text:p>Dublin 5</text:p>
          </table:table-cell>
          <table:table-cell office:value-type="float" office:value="0" table:style-name="ce1">
            <text:p>0</text:p>
          </table:table-cell>
          <table:table-cell office:value-type="float" office:value="2018" table:style-name="ce1">
            <text:p>2018</text:p>
          </table:table-cell>
          <table:table-cell table:number-columns-repeated="16378"/>
        </table:table-row>
        <table:table-row table:number-rows-repeated="1048375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001</meta:generator>
    <meta:initial-creator>Rowan Molony</meta:initial-creator>
    <dc:creator>John O Shea</dc:creator>
    <meta:creation-date>2015-06-05T18:17:20Z</meta:creation-date>
    <dc:date>2020-07-27T12:20:13Z</dc:date>
  </office:meta>
</office:document-meta>
</file>